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i-monospace" svg:font-family="ui-monospace, 'Cascadia Mono', 'Segoe UI Mono', 'Liberation Mono', Menlo, Monaco, Consolas,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19a5" officeooo:paragraph-rsid="001119a5"/>
    </style:style>
    <style:style style:name="P2" style:family="paragraph" style:parent-style-name="Standard">
      <style:text-properties officeooo:rsid="00121944" officeooo:paragraph-rsid="00121944"/>
    </style:style>
    <style:style style:name="P3" style:family="paragraph" style:parent-style-name="Standard">
      <style:text-properties officeooo:rsid="00121944" officeooo:paragraph-rsid="0013fed5"/>
    </style:style>
    <style:style style:name="P4" style:family="paragraph" style:parent-style-name="Standard">
      <style:text-properties officeooo:rsid="00159d2e" officeooo:paragraph-rsid="00159d2e"/>
    </style:style>
    <style:style style:name="P5" style:family="paragraph" style:parent-style-name="Standard">
      <style:text-properties officeooo:rsid="00159d2e" officeooo:paragraph-rsid="00168044"/>
    </style:style>
    <style:style style:name="P6" style:family="paragraph" style:parent-style-name="Standard">
      <style:text-properties fo:font-style="italic" officeooo:rsid="002ae8ef" officeooo:paragraph-rsid="00159d2e" style:font-style-asian="italic" style:font-style-complex="italic"/>
    </style:style>
    <style:style style:name="P7" style:family="paragraph" style:parent-style-name="Standard">
      <style:text-properties fo:font-style="normal" officeooo:rsid="002ae8ef" officeooo:paragraph-rsid="002ae8ef" style:font-style-asian="normal" style:font-style-complex="normal"/>
    </style:style>
    <style:style style:name="P8" style:family="paragraph" style:parent-style-name="Text_20_body">
      <style:text-properties officeooo:rsid="001928e8" officeooo:paragraph-rsid="001928e8"/>
    </style:style>
    <style:style style:name="P9" style:family="paragraph" style:parent-style-name="Text_20_body">
      <style:text-properties officeooo:rsid="0019373a" officeooo:paragraph-rsid="0019373a"/>
    </style:style>
    <style:style style:name="P10" style:family="paragraph" style:parent-style-name="Text_20_body">
      <style:text-properties officeooo:rsid="0019cfee" officeooo:paragraph-rsid="0019cfee"/>
    </style:style>
    <style:style style:name="P11" style:family="paragraph" style:parent-style-name="Text_20_body">
      <style:text-properties officeooo:rsid="001bf33f" officeooo:paragraph-rsid="001bf33f"/>
    </style:style>
    <style:style style:name="P12" style:family="paragraph" style:parent-style-name="Text_20_body">
      <style:text-properties officeooo:rsid="001bf33f" officeooo:paragraph-rsid="001dbf1d"/>
    </style:style>
    <style:style style:name="P13" style:family="paragraph" style:parent-style-name="Text_20_body">
      <style:text-properties officeooo:rsid="001bf33f" officeooo:paragraph-rsid="001de502"/>
    </style:style>
    <style:style style:name="P14" style:family="paragraph" style:parent-style-name="Text_20_body">
      <style:text-properties officeooo:rsid="001dbf1d" officeooo:paragraph-rsid="001dbf1d"/>
    </style:style>
    <style:style style:name="P15" style:family="paragraph" style:parent-style-name="Text_20_body">
      <style:text-properties officeooo:rsid="001de502" officeooo:paragraph-rsid="001de502"/>
    </style:style>
    <style:style style:name="P16" style:family="paragraph" style:parent-style-name="Text_20_body">
      <style:text-properties officeooo:rsid="001de502" officeooo:paragraph-rsid="001ea772"/>
    </style:style>
    <style:style style:name="P17" style:family="paragraph" style:parent-style-name="Text_20_body">
      <style:text-properties officeooo:paragraph-rsid="001f3977"/>
    </style:style>
    <style:style style:name="P18" style:family="paragraph" style:parent-style-name="Text_20_body">
      <style:text-properties officeooo:rsid="001f3977" officeooo:paragraph-rsid="002854c3"/>
    </style:style>
    <style:style style:name="P19" style:family="paragraph" style:parent-style-name="Text_20_body">
      <style:text-properties officeooo:rsid="001f3977" officeooo:paragraph-rsid="0028e9b4"/>
    </style:style>
    <style:style style:name="P20" style:family="paragraph" style:parent-style-name="Text_20_body">
      <style:text-properties officeooo:rsid="001f3977" officeooo:paragraph-rsid="002aca05"/>
    </style:style>
    <style:style style:name="P21" style:family="paragraph" style:parent-style-name="Text_20_body">
      <style:text-properties officeooo:rsid="002aca05" officeooo:paragraph-rsid="002aca05"/>
    </style:style>
    <style:style style:name="P22" style:family="paragraph" style:parent-style-name="Preformatted_20_Text">
      <style:text-properties officeooo:paragraph-rsid="001ea772"/>
    </style:style>
    <style:style style:name="P23" style:family="paragraph" style:parent-style-name="Preformatted_20_Text">
      <style:text-properties officeooo:paragraph-rsid="001f3977"/>
    </style:style>
    <style:style style:name="P24" style:family="paragraph" style:parent-style-name="Standard">
      <style:text-properties officeooo:rsid="0013fed5" officeooo:paragraph-rsid="0013fed5"/>
    </style:style>
    <style:style style:name="P25" style:family="paragraph" style:parent-style-name="Text_20_body">
      <style:text-properties officeooo:rsid="00168044" officeooo:paragraph-rsid="004a8193"/>
    </style:style>
    <style:style style:name="P26" style:family="paragraph" style:parent-style-name="Text_20_body">
      <style:text-properties officeooo:rsid="0017200e" officeooo:paragraph-rsid="0017200e"/>
    </style:style>
    <style:style style:name="P27" style:family="paragraph" style:parent-style-name="Text_20_body">
      <style:text-properties fo:font-style="normal" fo:font-weight="normal" officeooo:rsid="002676f6" officeooo:paragraph-rsid="002854c3" style:font-style-asian="normal" style:font-weight-asian="normal" style:font-style-complex="normal" style:font-weight-complex="normal"/>
    </style:style>
    <style:style style:name="P28" style:family="paragraph" style:parent-style-name="Text_20_body">
      <style:text-properties fo:font-style="normal" fo:font-weight="normal" officeooo:rsid="002854c3" officeooo:paragraph-rsid="002854c3" style:font-style-asian="normal" style:font-weight-asian="normal" style:font-style-complex="normal" style:font-weight-complex="normal"/>
    </style:style>
    <style:style style:name="P29" style:family="paragraph" style:parent-style-name="Text_20_body">
      <style:text-properties fo:font-style="normal" officeooo:rsid="002aca05" officeooo:paragraph-rsid="002aca05" style:font-style-asian="normal" style:font-style-complex="normal"/>
    </style:style>
    <style:style style:name="P30" style:family="paragraph" style:parent-style-name="Text_20_body">
      <style:text-properties officeooo:rsid="0018a52d" officeooo:paragraph-rsid="00329c04"/>
    </style:style>
    <style:style style:name="P31" style:family="paragraph" style:parent-style-name="Text_20_body">
      <style:text-properties officeooo:rsid="0018a52d" officeooo:paragraph-rsid="00553f22"/>
    </style:style>
    <style:style style:name="P32" style:family="paragraph" style:parent-style-name="Text_20_body">
      <style:text-properties officeooo:paragraph-rsid="00329c04"/>
    </style:style>
    <style:style style:name="P33" style:family="paragraph" style:parent-style-name="Text_20_body" style:list-style-name="L1">
      <style:text-properties officeooo:paragraph-rsid="0034996b"/>
    </style:style>
    <style:style style:name="P34" style:family="paragraph" style:parent-style-name="Text_20_body" style:list-style-name="L1">
      <style:text-properties officeooo:paragraph-rsid="003a789e"/>
    </style:style>
    <style:style style:name="P35" style:family="paragraph" style:parent-style-name="Text_20_body" style:list-style-name="L1">
      <style:text-properties officeooo:paragraph-rsid="003b389a"/>
    </style:style>
    <style:style style:name="P36" style:family="paragraph" style:parent-style-name="Text_20_body" style:list-style-name="L1">
      <style:text-properties officeooo:paragraph-rsid="003d8769"/>
    </style:style>
    <style:style style:name="P37" style:family="paragraph" style:parent-style-name="Text_20_body" style:list-style-name="L1">
      <style:text-properties officeooo:paragraph-rsid="003dae4f"/>
    </style:style>
    <style:style style:name="P38" style:family="paragraph" style:parent-style-name="Text_20_body">
      <style:text-properties officeooo:paragraph-rsid="003b389a"/>
    </style:style>
    <style:style style:name="P39" style:family="paragraph" style:parent-style-name="Text_20_body">
      <style:text-properties officeooo:paragraph-rsid="003e8d13"/>
    </style:style>
    <style:style style:name="P40" style:family="paragraph" style:parent-style-name="Text_20_body">
      <style:text-properties officeooo:rsid="003e8d13" officeooo:paragraph-rsid="003e8d13"/>
    </style:style>
    <style:style style:name="P41" style:family="paragraph" style:parent-style-name="Text_20_body">
      <style:text-properties officeooo:rsid="0040530c" officeooo:paragraph-rsid="00409820"/>
    </style:style>
    <style:style style:name="P42" style:family="paragraph" style:parent-style-name="Text_20_body">
      <style:text-properties officeooo:rsid="00405f5b" officeooo:paragraph-rsid="00405f5b"/>
    </style:style>
    <style:style style:name="P43" style:family="paragraph" style:parent-style-name="Text_20_body">
      <style:text-properties officeooo:rsid="00409820" officeooo:paragraph-rsid="00409820"/>
    </style:style>
    <style:style style:name="P44" style:family="paragraph" style:parent-style-name="Text_20_body">
      <style:text-properties officeooo:rsid="0043c81a" officeooo:paragraph-rsid="0043c81a"/>
    </style:style>
    <style:style style:name="P45" style:family="paragraph" style:parent-style-name="Text_20_body">
      <style:text-properties officeooo:rsid="0043c81a" officeooo:paragraph-rsid="0045ac61"/>
    </style:style>
    <style:style style:name="P46" style:family="paragraph" style:parent-style-name="Text_20_body">
      <style:text-properties officeooo:rsid="0045ac61" officeooo:paragraph-rsid="0045ac61"/>
    </style:style>
    <style:style style:name="P47" style:family="paragraph" style:parent-style-name="Text_20_body">
      <style:text-properties officeooo:rsid="0045ac61" officeooo:paragraph-rsid="0046e9f4"/>
    </style:style>
    <style:style style:name="P48" style:family="paragraph" style:parent-style-name="Text_20_body">
      <style:text-properties officeooo:rsid="0045ac61" officeooo:paragraph-rsid="00476488"/>
    </style:style>
    <style:style style:name="P49" style:family="paragraph" style:parent-style-name="Text_20_body">
      <style:text-properties officeooo:rsid="00476488" officeooo:paragraph-rsid="00476488"/>
    </style:style>
    <style:style style:name="P50" style:family="paragraph" style:parent-style-name="Text_20_body">
      <style:text-properties officeooo:rsid="0047a4fa" officeooo:paragraph-rsid="0047a4fa"/>
    </style:style>
    <style:style style:name="P51" style:family="paragraph" style:parent-style-name="Text_20_body" style:list-style-name="L3">
      <style:text-properties officeooo:rsid="0047a4fa" officeooo:paragraph-rsid="00491a52"/>
    </style:style>
    <style:style style:name="P52" style:family="paragraph" style:parent-style-name="Text_20_body">
      <style:text-properties officeooo:rsid="00491a52" officeooo:paragraph-rsid="00491a52"/>
    </style:style>
    <style:style style:name="P53" style:family="paragraph" style:parent-style-name="Text_20_body">
      <style:text-properties officeooo:rsid="004a8193" officeooo:paragraph-rsid="004a8193"/>
    </style:style>
    <style:style style:name="P54" style:family="paragraph" style:parent-style-name="Text_20_body">
      <style:text-properties officeooo:rsid="004af752" officeooo:paragraph-rsid="004af752"/>
    </style:style>
    <style:style style:name="P55" style:family="paragraph" style:parent-style-name="Text_20_body">
      <style:text-properties officeooo:paragraph-rsid="00168044"/>
    </style:style>
    <style:style style:name="P56" style:family="paragraph" style:parent-style-name="Text_20_body">
      <style:text-properties officeooo:rsid="004bfdc3" officeooo:paragraph-rsid="004bfdc3"/>
    </style:style>
    <style:style style:name="P57" style:family="paragraph" style:parent-style-name="Text_20_body">
      <style:text-properties officeooo:rsid="004fd5b6" officeooo:paragraph-rsid="004fd5b6"/>
    </style:style>
    <style:style style:name="P58" style:family="paragraph" style:parent-style-name="Text_20_body" style:list-style-name="L4">
      <style:text-properties officeooo:rsid="004fd5b6" officeooo:paragraph-rsid="004fd5b6"/>
    </style:style>
    <style:style style:name="P59" style:family="paragraph" style:parent-style-name="Text_20_body" style:list-style-name="L4">
      <style:text-properties officeooo:rsid="004fd5b6" officeooo:paragraph-rsid="0050c870"/>
    </style:style>
    <style:style style:name="P60" style:family="paragraph" style:parent-style-name="Text_20_body">
      <style:text-properties officeooo:rsid="0050c870" officeooo:paragraph-rsid="0050c870"/>
    </style:style>
    <style:style style:name="P61" style:family="paragraph" style:parent-style-name="Text_20_body" style:list-style-name="L4">
      <style:text-properties officeooo:rsid="0050c870" officeooo:paragraph-rsid="0050c870"/>
    </style:style>
    <style:style style:name="P62" style:family="paragraph" style:parent-style-name="Text_20_body" style:list-style-name="L5">
      <style:text-properties style:font-name="Liberation Serif" fo:font-size="12pt" officeooo:rsid="005340fa" officeooo:paragraph-rsid="005340fa" style:font-size-asian="12pt" style:font-size-complex="12pt"/>
    </style:style>
    <style:style style:name="P63" style:family="paragraph" style:parent-style-name="Text_20_body" style:list-style-name="L5">
      <style:text-properties style:font-name="Liberation Serif" fo:font-size="12pt" officeooo:rsid="00553d21" officeooo:paragraph-rsid="00553d21" style:font-size-asian="12pt" style:font-size-complex="12pt"/>
    </style:style>
    <style:style style:name="P64" style:family="paragraph" style:parent-style-name="Text_20_body" style:list-style-name="L5">
      <style:text-properties style:font-name="Liberation Serif" fo:font-size="12pt" officeooo:rsid="00553d21" officeooo:paragraph-rsid="00553f22" style:font-size-asian="12pt" style:font-size-complex="12pt"/>
    </style:style>
    <style:style style:name="P65" style:family="paragraph" style:parent-style-name="Text_20_body">
      <style:text-properties style:font-name="Liberation Serif" fo:font-size="12pt" officeooo:rsid="00553f22" officeooo:paragraph-rsid="00553f22" style:font-size-asian="12pt" style:font-size-complex="12pt"/>
    </style:style>
    <style:style style:name="P66" style:family="paragraph" style:parent-style-name="Text_20_body" style:list-style-name="L5">
      <style:text-properties officeooo:paragraph-rsid="00553d21"/>
    </style:style>
    <style:style style:name="P67" style:family="paragraph" style:parent-style-name="Text_20_body">
      <style:text-properties officeooo:paragraph-rsid="00553d21"/>
    </style:style>
    <style:style style:name="P68" style:family="paragraph" style:parent-style-name="Text_20_body">
      <style:text-properties officeooo:rsid="00553f22" officeooo:paragraph-rsid="00553f22"/>
    </style:style>
    <style:style style:name="P69" style:family="paragraph" style:parent-style-name="Text_20_body">
      <style:text-properties officeooo:rsid="0019373a" officeooo:paragraph-rsid="0019373a"/>
    </style:style>
    <style:style style:name="P70" style:family="paragraph" style:parent-style-name="Text_20_body">
      <style:text-properties officeooo:rsid="005694e2" officeooo:paragraph-rsid="005694e2"/>
    </style:style>
    <style:style style:name="P71" style:family="paragraph" style:parent-style-name="Text_20_body">
      <style:text-properties officeooo:paragraph-rsid="0059fde3"/>
    </style:style>
    <style:style style:name="P72" style:family="paragraph" style:parent-style-name="Heading_20_2">
      <style:text-properties officeooo:rsid="00168044" officeooo:paragraph-rsid="00168044"/>
    </style:style>
    <style:style style:name="P73" style:family="paragraph" style:parent-style-name="Heading_20_1">
      <style:text-properties officeooo:rsid="00168044" officeooo:paragraph-rsid="00168044"/>
    </style:style>
    <style:style style:name="P74" style:family="paragraph" style:parent-style-name="Preformatted_20_Text">
      <style:text-properties officeooo:rsid="001ea772" officeooo:paragraph-rsid="001ea772"/>
    </style:style>
    <style:style style:name="P75" style:family="paragraph" style:parent-style-name="Preformatted_20_Text">
      <style:text-properties fo:font-style="normal" fo:font-weight="normal" officeooo:rsid="001f3977" officeooo:paragraph-rsid="002676f6" style:font-style-asian="normal" style:font-weight-asian="normal" style:font-style-complex="normal" style:font-weight-complex="normal"/>
    </style:style>
    <style:style style:name="P76" style:family="paragraph" style:parent-style-name="Preformatted_20_Text">
      <style:text-properties officeooo:paragraph-rsid="003b389a"/>
    </style:style>
    <style:style style:name="P77" style:family="paragraph" style:parent-style-name="Preformatted_20_Text">
      <style:text-properties fo:font-size="8pt" style:font-size-asian="8pt" style:font-size-complex="8pt"/>
    </style:style>
    <style:style style:name="P78" style:family="paragraph" style:parent-style-name="Preformatted_20_Text">
      <style:text-properties fo:font-size="8pt" officeooo:rsid="003b389a" officeooo:paragraph-rsid="003b389a" style:font-size-asian="8pt" style:font-size-complex="8pt"/>
    </style:style>
    <style:style style:name="P79" style:family="paragraph" style:parent-style-name="Preformatted_20_Text">
      <style:text-properties fo:font-size="8pt" officeooo:paragraph-rsid="003bf143" style:font-size-asian="8pt" style:font-size-complex="8pt"/>
    </style:style>
    <style:style style:name="P80" style:family="paragraph" style:parent-style-name="Preformatted_20_Text">
      <style:text-properties fo:font-size="8pt" officeooo:paragraph-rsid="003e8d13" style:font-size-asian="8pt" style:font-size-complex="8pt"/>
    </style:style>
    <style:style style:name="P81" style:family="paragraph" style:parent-style-name="Preformatted_20_Text">
      <style:text-properties fo:font-size="8pt" officeooo:paragraph-rsid="00405f5b" style:font-size-asian="8pt" style:font-size-complex="8pt"/>
    </style:style>
    <style:style style:name="P82" style:family="paragraph" style:parent-style-name="Preformatted_20_Text">
      <style:text-properties fo:font-size="8pt" officeooo:rsid="0040530c" officeooo:paragraph-rsid="00405f5b" style:font-size-asian="8pt" style:font-size-complex="8pt"/>
    </style:style>
    <style:style style:name="P83" style:family="paragraph" style:parent-style-name="Preformatted_20_Text">
      <style:text-properties officeooo:paragraph-rsid="003bf143"/>
    </style:style>
    <style:style style:name="P84" style:family="paragraph" style:parent-style-name="Preformatted_20_Text">
      <style:text-properties officeooo:paragraph-rsid="003e8d13"/>
    </style:style>
    <style:style style:name="P85" style:family="paragraph" style:parent-style-name="Preformatted_20_Text">
      <style:text-properties officeooo:paragraph-rsid="00405f5b"/>
    </style:style>
    <style:style style:name="P86" style:family="paragraph" style:parent-style-name="Heading_20_3">
      <style:text-properties officeooo:paragraph-rsid="00409820"/>
    </style:style>
    <style:style style:name="P87" style:family="paragraph" style:parent-style-name="Contents_20_1">
      <style:paragraph-properties>
        <style:tab-stops>
          <style:tab-stop style:position="17.59cm" style:type="right" style:leader-style="dotted" style:leader-text="."/>
        </style:tab-stops>
      </style:paragraph-properties>
    </style:style>
    <style:style style:name="P88" style:family="paragraph" style:parent-style-name="Contents_20_2">
      <style:paragraph-properties>
        <style:tab-stops>
          <style:tab-stop style:position="17.09cm" style:type="right" style:leader-style="dotted" style:leader-text="."/>
        </style:tab-stops>
      </style:paragraph-properties>
    </style:style>
    <style:style style:name="P89"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officeooo:rsid="001119a5"/>
    </style:style>
    <style:style style:name="T2" style:family="text">
      <style:text-properties officeooo:rsid="00121944"/>
    </style:style>
    <style:style style:name="T3" style:family="text">
      <style:text-properties officeooo:rsid="0013fed5"/>
    </style:style>
    <style:style style:name="T4" style:family="text">
      <style:text-properties officeooo:rsid="00168044"/>
    </style:style>
    <style:style style:name="T5" style:family="text">
      <style:text-properties officeooo:rsid="0019373a"/>
    </style:style>
    <style:style style:name="T6" style:family="text">
      <style:text-properties officeooo:rsid="001bf33f"/>
    </style:style>
    <style:style style:name="T7" style:family="text">
      <style:text-properties officeooo:rsid="001dbf1d"/>
    </style:style>
    <style:style style:name="T8" style:family="text">
      <style:text-properties officeooo:rsid="001de502"/>
    </style:style>
    <style:style style:name="T9" style:family="text">
      <style:text-properties officeooo:rsid="001ea772"/>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ea772"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fo:font-style="normal" officeooo:rsid="0028e9b4" style:font-style-asian="normal" style:font-style-complex="normal"/>
    </style:style>
    <style:style style:name="T14" style:family="text">
      <style:text-properties fo:font-style="normal" officeooo:rsid="002854c3" style:font-style-asian="normal" style:font-style-complex="normal"/>
    </style:style>
    <style:style style:name="T15" style:family="text">
      <style:text-properties fo:font-style="normal" officeooo:rsid="001bf33f" style:font-style-asian="normal" style:font-style-complex="normal"/>
    </style:style>
    <style:style style:name="T16" style:family="text">
      <style:text-properties fo:font-style="normal" officeooo:rsid="002aca05" style:font-style-asian="normal" style:font-style-complex="normal"/>
    </style:style>
    <style:style style:name="T17" style:family="text">
      <style:text-properties fo:font-style="normal" officeooo:rsid="0036ed3e" style:font-style-asian="normal" style:font-style-complex="normal"/>
    </style:style>
    <style:style style:name="T18" style:family="text">
      <style:text-properties fo:font-style="normal" officeooo:rsid="003b72cc" style:font-style-asian="normal" style:font-style-complex="normal"/>
    </style:style>
    <style:style style:name="T19" style:family="text">
      <style:text-properties fo:font-style="normal" fo:font-weight="normal" officeooo:rsid="001ea772" style:font-style-asian="normal" style:font-weight-asian="normal" style:font-style-complex="normal" style:font-weight-complex="normal"/>
    </style:style>
    <style:style style:name="T20" style:family="text">
      <style:text-properties fo:font-style="normal" fo:font-weight="normal" officeooo:rsid="001f3977" style:font-style-asian="normal" style:font-weight-asian="normal" style:font-style-complex="normal" style:font-weight-complex="normal"/>
    </style:style>
    <style:style style:name="T21" style:family="text">
      <style:text-properties fo:font-style="normal" fo:font-weight="normal" officeooo:rsid="002676f6" style:font-style-asian="normal" style:font-weight-asian="normal" style:font-style-complex="normal" style:font-weight-complex="normal"/>
    </style:style>
    <style:style style:name="T22" style:family="text">
      <style:text-properties style:font-name="Liberation Mono" fo:font-size="10pt" fo:font-style="normal" fo:font-weight="normal" officeooo:rsid="001ea772" style:font-size-asian="10pt" style:font-style-asian="normal" style:font-weight-asian="normal" style:font-size-complex="10pt" style:font-style-complex="normal" style:font-weight-complex="normal"/>
    </style:style>
    <style:style style:name="T23" style:family="text">
      <style:text-properties style:font-name="Liberation Mono" fo:font-size="10pt" fo:font-style="normal" officeooo:rsid="0028e9b4" style:font-size-asian="10pt" style:font-style-asian="normal" style:font-size-complex="10pt" style:font-style-complex="normal"/>
    </style:style>
    <style:style style:name="T24" style:family="text">
      <style:text-properties style:font-name="Liberation Mono" fo:font-size="10pt" officeooo:rsid="002854c3" style:font-size-asian="10pt" style:font-size-complex="10pt"/>
    </style:style>
    <style:style style:name="T25" style:family="text">
      <style:text-properties style:font-name="Liberation Mono" fo:font-size="10pt" officeooo:rsid="0028e9b4" style:font-size-asian="10pt" style:font-size-complex="10pt"/>
    </style:style>
    <style:style style:name="T26" style:family="text">
      <style:text-properties style:font-name="Liberation Sans" fo:font-size="10pt" officeooo:rsid="0028e9b4" style:font-size-asian="10pt" style:font-size-complex="10pt"/>
    </style:style>
    <style:style style:name="T27" style:family="text">
      <style:text-properties style:font-name="Liberation Serif" fo:font-size="12pt" fo:font-style="normal" fo:font-weight="normal" officeooo:rsid="001bf33f" style:font-size-asian="12pt" style:font-style-asian="normal" style:font-weight-asian="normal" style:font-size-complex="12pt" style:font-style-complex="normal" style:font-weight-complex="normal"/>
    </style:style>
    <style:style style:name="T28" style:family="text">
      <style:text-properties style:font-name="Liberation Serif" fo:font-size="12pt" fo:font-style="normal" fo:font-weight="normal" officeooo:rsid="001de502" style:font-size-asian="12pt" style:font-style-asian="normal" style:font-weight-asian="normal" style:font-size-complex="12pt" style:font-style-complex="normal" style:font-weight-complex="normal"/>
    </style:style>
    <style:style style:name="T29" style:family="text">
      <style:text-properties style:font-name="Liberation Serif" fo:font-size="12pt" fo:font-style="normal" fo:font-weight="normal" officeooo:rsid="001f3977" style:font-size-asian="12pt" style:font-style-asian="normal" style:font-weight-asian="normal" style:font-size-complex="12pt" style:font-style-complex="normal" style:font-weight-complex="normal"/>
    </style:style>
    <style:style style:name="T30" style:family="text">
      <style:text-properties officeooo:rsid="002854c3"/>
    </style:style>
    <style:style style:name="T31" style:family="text">
      <style:text-properties officeooo:rsid="0028e9b4"/>
    </style:style>
    <style:style style:name="T32" style:family="text">
      <style:text-properties officeooo:rsid="002aca05"/>
    </style:style>
    <style:style style:name="T33" style:family="text">
      <style:text-properties officeooo:rsid="002ae8ef"/>
    </style:style>
    <style:style style:name="T34" style:family="text">
      <style:text-properties officeooo:rsid="00329c04"/>
    </style:style>
    <style:style style:name="T35" style:family="text">
      <style:text-properties officeooo:rsid="0034996b"/>
    </style:style>
    <style:style style:name="T36" style:family="text">
      <style:text-properties officeooo:rsid="00366aec"/>
    </style:style>
    <style:style style:name="T37" style:family="text">
      <style:text-properties style:font-name="Liberation Mono" fo:font-size="10pt" style:font-size-asian="10pt" style:font-size-complex="10pt"/>
    </style:style>
    <style:style style:name="T38" style:family="text">
      <style:text-properties style:font-name="Liberation Mono" fo:font-size="10pt" officeooo:rsid="00366aec" style:font-size-asian="10pt" style:font-size-complex="10pt"/>
    </style:style>
    <style:style style:name="T39" style:family="text">
      <style:text-properties style:font-name="Liberation Mono" fo:font-size="10pt" officeooo:rsid="003b72cc" style:font-size-asian="10pt" style:font-size-complex="10pt"/>
    </style:style>
    <style:style style:name="T40" style:family="text">
      <style:text-properties style:font-name="Liberation Mono" fo:font-size="10pt" officeooo:rsid="00491a52" style:font-size-asian="10pt" style:font-size-complex="10pt"/>
    </style:style>
    <style:style style:name="T41" style:family="text">
      <style:text-properties style:font-name="Liberation Mono" fo:font-size="10pt" fo:font-style="normal" style:font-size-asian="10pt" style:font-style-asian="normal" style:font-size-complex="10pt" style:font-style-complex="normal"/>
    </style:style>
    <style:style style:name="T42" style:family="text">
      <style:text-properties style:font-name="Liberation Mono" fo:font-size="10pt" fo:font-style="normal" officeooo:rsid="0036ed3e" style:font-size-asian="10pt" style:font-style-asian="normal" style:font-size-complex="10pt" style:font-style-complex="normal"/>
    </style:style>
    <style:style style:name="T43" style:family="text">
      <style:text-properties style:font-name="Liberation Mono" fo:font-size="10pt" fo:font-style="italic" style:font-size-asian="10pt" style:font-style-asian="italic" style:font-size-complex="10pt" style:font-style-complex="italic"/>
    </style:style>
    <style:style style:name="T44" style:family="text">
      <style:text-properties fo:font-size="8pt" style:font-size-asian="8pt" style:font-size-complex="8pt"/>
    </style:style>
    <style:style style:name="T45" style:family="text">
      <style:text-properties fo:font-size="8pt" officeooo:rsid="0046e9f4" style:font-size-asian="8pt" style:font-size-complex="8pt"/>
    </style:style>
    <style:style style:name="T46" style:family="text">
      <style:text-properties officeooo:rsid="003b72cc"/>
    </style:style>
    <style:style style:name="T47" style:family="text">
      <style:text-properties officeooo:rsid="003bf143"/>
    </style:style>
    <style:style style:name="T48" style:family="text">
      <style:text-properties officeooo:rsid="003d8769"/>
    </style:style>
    <style:style style:name="T49" style:family="text">
      <style:text-properties style:font-name="Liberation Sans" fo:font-size="10pt" officeooo:rsid="0034996b" style:font-size-asian="10pt" style:font-size-complex="10pt"/>
    </style:style>
    <style:style style:name="T50" style:family="text">
      <style:text-properties officeooo:rsid="003dae4f"/>
    </style:style>
    <style:style style:name="T51" style:family="text">
      <style:text-properties officeooo:rsid="00405f5b"/>
    </style:style>
    <style:style style:name="T52" style:family="text">
      <style:text-properties officeooo:rsid="00409820"/>
    </style:style>
    <style:style style:name="T53" style:family="text">
      <style:text-properties style:font-name="Liberation Serif" fo:font-size="12pt" style:font-size-asian="12pt" style:font-size-complex="12pt"/>
    </style:style>
    <style:style style:name="T54" style:family="text">
      <style:text-properties style:font-name="Liberation Serif" fo:font-size="12pt" officeooo:rsid="00409820" style:font-size-asian="12pt" style:font-size-complex="12pt"/>
    </style:style>
    <style:style style:name="T55" style:family="text">
      <style:text-properties officeooo:rsid="0046e9f4"/>
    </style:style>
    <style:style style:name="T56" style:family="text">
      <style:text-properties officeooo:rsid="00476488"/>
    </style:style>
    <style:style style:name="T57" style:family="text">
      <style:text-properties officeooo:rsid="0047a4fa"/>
    </style:style>
    <style:style style:name="T58" style:family="text">
      <style:text-properties officeooo:rsid="00491a52"/>
    </style:style>
    <style:style style:name="T59" style:family="text">
      <style:text-properties officeooo:rsid="004a8193"/>
    </style:style>
    <style:style style:name="T60" style:family="text">
      <style:text-properties officeooo:rsid="004af752"/>
    </style:style>
    <style:style style:name="T61" style:family="text">
      <style:text-properties officeooo:rsid="004bfdc3"/>
    </style:style>
    <style:style style:name="T62" style:family="text">
      <style:text-properties officeooo:rsid="004f491b"/>
    </style:style>
    <style:style style:name="T63" style:family="text">
      <style:text-properties officeooo:rsid="004fd5b6"/>
    </style:style>
    <style:style style:name="T64" style:family="text">
      <style:text-properties officeooo:rsid="0050c870"/>
    </style:style>
    <style:style style:name="T65" style:family="text">
      <style:text-properties officeooo:rsid="0051b8a2"/>
    </style:style>
    <style:style style:name="T66" style:family="text">
      <style:text-properties officeooo:rsid="005340fa"/>
    </style:style>
    <style:style style:name="T67" style:family="text">
      <style:text-properties officeooo:rsid="00553d21"/>
    </style:style>
    <style:style style:name="T68" style:family="text">
      <style:text-properties officeooo:rsid="00553f22"/>
    </style:style>
    <style:style style:name="T69" style:family="text">
      <style:text-properties officeooo:rsid="005694e2"/>
    </style:style>
    <style:style style:name="T70" style:family="text">
      <style:text-properties officeooo:rsid="001f3977"/>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7cm" fo:text-indent="-0.635cm" fo:margin-left="1.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35cm" fo:text-indent="-0.635cm" fo:margin-left="2.3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7cm" fo:text-indent="-0.635cm" fo:margin-left="2.9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05cm" fo:text-indent="-0.635cm" fo:margin-left="3.6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4cm" fo:text-indent="-0.635cm" fo:margin-left="4.2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75cm" fo:text-indent="-0.635cm" fo:margin-left="4.8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1cm" fo:text-indent="-0.635cm" fo:margin-left="5.5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45cm" fo:text-indent="-0.635cm" fo:margin-left="6.1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8cm" fo:text-indent="-0.635cm" fo:margin-left="6.7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15cm" fo:text-indent="-0.635cm" fo:margin-left="7.41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ckup and Restore Syste<text:span text:style-name="T69">m</text:span></text:p>
      <text:p text:style-name="Text_20_body"/>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Innehållsförteckning</text:p>
          </text:index-title>
          <text:p text:style-name="P87"><text:a xlink:type="simple" xlink:href="#__RefHeading___Toc141_3882669839" text:style-name="Index_20_Link" text:visited-style-name="Index_20_Link">Short Summary<text:tab/>2</text:a></text:p>
          <text:p text:style-name="P87"><text:a xlink:type="simple" xlink:href="#__RefHeading___Toc143_3882669839" text:style-name="Index_20_Link" text:visited-style-name="Index_20_Link">Intended use of this document<text:tab/>2</text:a></text:p>
          <text:p text:style-name="P87"><text:a xlink:type="simple" xlink:href="#__RefHeading___Toc145_3882669839" text:style-name="Index_20_Link" text:visited-style-name="Index_20_Link">Status<text:tab/>2</text:a></text:p>
          <text:p text:style-name="P87"><text:a xlink:type="simple" xlink:href="#__RefHeading___Toc147_3882669839" text:style-name="Index_20_Link" text:visited-style-name="Index_20_Link">Design principles<text:tab/>3</text:a></text:p>
          <text:p text:style-name="P88"><text:a xlink:type="simple" xlink:href="#__RefHeading___Toc615_1761658470" text:style-name="Index_20_Link" text:visited-style-name="Index_20_Link">The phases of a backup<text:tab/>3</text:a></text:p>
          <text:p text:style-name="P88"><text:a xlink:type="simple" xlink:href="#__RefHeading___Toc617_1761658470" text:style-name="Index_20_Link" text:visited-style-name="Index_20_Link">The phases of a backup restore<text:tab/>3</text:a></text:p>
          <text:p text:style-name="P88"><text:a xlink:type="simple" xlink:href="#__RefHeading___Toc149_3882669839" text:style-name="Index_20_Link" text:visited-style-name="Index_20_Link">Gluster and gluster snapshots<text:tab/>3</text:a></text:p>
          <text:p text:style-name="P88"><text:a xlink:type="simple" xlink:href="#__RefHeading___Toc151_3882669839" text:style-name="Index_20_Link" text:visited-style-name="Index_20_Link">Logical volume based local storage<text:tab/>3</text:a></text:p>
          <text:p text:style-name="P88"><text:a xlink:type="simple" xlink:href="#__RefHeading___Toc153_3882669839" text:style-name="Index_20_Link" text:visited-style-name="Index_20_Link">ZFS Backup Target<text:tab/>4</text:a></text:p>
          <text:p text:style-name="P89"><text:a xlink:type="simple" xlink:href="#__RefHeading___Toc637_1761658470" text:style-name="Index_20_Link" text:visited-style-name="Index_20_Link">Possible week points<text:tab/>4</text:a></text:p>
          <text:p text:style-name="P88"><text:a xlink:type="simple" xlink:href="#__RefHeading___Toc155_3882669839" text:style-name="Index_20_Link" text:visited-style-name="Index_20_Link">Rsync<text:tab/>5</text:a></text:p>
          <text:p text:style-name="P89"><text:a xlink:type="simple" xlink:href="#__RefHeading___Toc619_1761658470" text:style-name="Index_20_Link" text:visited-style-name="Index_20_Link">Possible problems with performance<text:tab/>5</text:a></text:p>
          <text:p text:style-name="P88"><text:a xlink:type="simple" xlink:href="#__RefHeading___Toc157_3882669839" text:style-name="Index_20_Link" text:visited-style-name="Index_20_Link">SSH and parallel ssh<text:tab/>5</text:a></text:p>
          <text:p text:style-name="P89"><text:a xlink:type="simple" xlink:href="#__RefHeading___Toc621_1761658470" text:style-name="Index_20_Link" text:visited-style-name="Index_20_Link">Introduce more parallelism to speed up backups<text:tab/>6</text:a></text:p>
          <text:p text:style-name="P88"><text:a xlink:type="simple" xlink:href="#__RefHeading___Toc159_3882669839" text:style-name="Index_20_Link" text:visited-style-name="Index_20_Link">Security<text:tab/>6</text:a></text:p>
          <text:p text:style-name="P89"><text:a xlink:type="simple" xlink:href="#__RefHeading___Toc601_1761658470" text:style-name="Index_20_Link" text:visited-style-name="Index_20_Link">Remaining security issues to consider<text:tab/>9</text:a></text:p>
          <text:p text:style-name="P88"><text:a xlink:type="simple" xlink:href="#__RefHeading___Toc161_3882669839" text:style-name="Index_20_Link" text:visited-style-name="Index_20_Link">Docker Swarm integration<text:tab/>10</text:a></text:p>
          <text:p text:style-name="P88"><text:a xlink:type="simple" xlink:href="#__RefHeading___Toc163_3882669839" text:style-name="Index_20_Link" text:visited-style-name="Index_20_Link">Dependencies<text:tab/>10</text:a></text:p>
          <text:p text:style-name="P88"><text:a xlink:type="simple" xlink:href="#__RefHeading___Toc165_3882669839" text:style-name="Index_20_Link" text:visited-style-name="Index_20_Link">Ansible playbook integration<text:tab/>10</text:a></text:p>
          <text:p text:style-name="P89"><text:a xlink:type="simple" xlink:href="#__RefHeading___Toc167_3882669839" text:style-name="Index_20_Link" text:visited-style-name="Index_20_Link">1. The backup director virtual machine<text:tab/>10</text:a></text:p>
          <text:p text:style-name="P89"><text:a xlink:type="simple" xlink:href="#__RefHeading___Toc639_1761658470" text:style-name="Index_20_Link" text:visited-style-name="Index_20_Link">2. Backup operator user<text:tab/>11</text:a></text:p>
          <text:p text:style-name="P89"><text:a xlink:type="simple" xlink:href="#__RefHeading___Toc171_3882669839" text:style-name="Index_20_Link" text:visited-style-name="Index_20_Link"><text:span text:style-name="T12">3. The b</text:span></text:a><text:a xlink:type="simple" xlink:href="#__RefHeading___Toc171_3882669839" text:style-name="Index_20_Link" text:visited-style-name="Index_20_Link"><text:span text:style-name="T12">ackup target </text:span></text:a><text:a xlink:type="simple" xlink:href="#__RefHeading___Toc171_3882669839" text:style-name="Index_20_Link" text:visited-style-name="Index_20_Link"><text:span text:style-name="T12">node</text:span></text:a><text:a xlink:type="simple" xlink:href="#__RefHeading___Toc171_3882669839" text:style-name="Index_20_Link" text:visited-style-name="Index_20_Link"><text:tab/>11</text:a></text:p>
          <text:p text:style-name="P89"><text:a xlink:type="simple" xlink:href="#__RefHeading___Toc173_3882669839" text:style-name="Index_20_Link" text:visited-style-name="Index_20_Link">4. Docker swarm control<text:tab/>12</text:a></text:p>
          <text:p text:style-name="P89"><text:a xlink:type="simple" xlink:href="#__RefHeading___Toc175_3882669839" text:style-name="Index_20_Link" text:visited-style-name="Index_20_Link"><text:span text:style-name="T12">5. The </text:span></text:a><text:a xlink:type="simple" xlink:href="#__RefHeading___Toc175_3882669839" text:style-name="Index_20_Link" text:visited-style-name="Index_20_Link"><text:span text:style-name="T12">backup source nodes</text:span></text:a><text:a xlink:type="simple" xlink:href="#__RefHeading___Toc175_3882669839" text:style-name="Index_20_Link" text:visited-style-name="Index_20_Link"><text:tab/>12</text:a></text:p>
          <text:p text:style-name="P87"><text:a xlink:type="simple" xlink:href="#__RefHeading___Toc177_3882669839" text:style-name="Index_20_Link" text:visited-style-name="Index_20_Link">Operations reference<text:tab/>12</text:a></text:p>
          <text:p text:style-name="P89"><text:a xlink:type="simple" xlink:href="#__RefHeading___Toc623_1761658470" text:style-name="Index_20_Link" text:visited-style-name="Index_20_Link">To access backup operations<text:tab/>12</text:a></text:p>
          <text:p text:style-name="P89"><text:a xlink:type="simple" xlink:href="#__RefHeading___Toc625_1761658470" text:style-name="Index_20_Link" text:visited-style-name="Index_20_Link">To list existing backup operations<text:tab/>12</text:a></text:p>
          <text:p text:style-name="P89"><text:a xlink:type="simple" xlink:href="#__RefHeading___Toc627_1761658470" text:style-name="Index_20_Link" text:visited-style-name="Index_20_Link">To run a backup<text:tab/>12</text:a></text:p>
          <text:p text:style-name="P89"><text:a xlink:type="simple" xlink:href="#__RefHeading___Toc629_1761658470" text:style-name="Index_20_Link" text:visited-style-name="Index_20_Link"><text:s/>To list existing backups<text:tab/>12</text:a></text:p>
          <text:p text:style-name="P89"><text:a xlink:type="simple" xlink:href="#__RefHeading___Toc631_1761658470" text:style-name="Index_20_Link" text:visited-style-name="Index_20_Link">To restore backups<text:tab/>13</text:a></text:p>
          <text:p text:style-name="P89"><text:a xlink:type="simple" xlink:href="#__RefHeading___Toc633_1761658470" text:style-name="Index_20_Link" text:visited-style-name="Index_20_Link">Pausing and unpausing docker containers<text:tab/>13</text:a></text:p>
          <text:p text:style-name="P88"><text:a xlink:type="simple" xlink:href="#__RefHeading___Toc635_1761658470" text:style-name="Index_20_Link" text:visited-style-name="Index_20_Link">Automating backup<text:tab/>13</text:a></text:p>
          <text:p text:style-name="P87"><text:a xlink:type="simple" xlink:href="#__RefHeading___Toc179_3882669839" text:style-name="Index_20_Link" text:visited-style-name="Index_20_Link">Way forward – remaining issues<text:tab/>14</text:a></text:p>
          <text:p text:style-name="P87"><text:a xlink:type="simple" xlink:href="#__RefHeading___Toc181_3882669839" text:style-name="Index_20_Link" text:visited-style-name="Index_20_Link">Overview reference<text:tab/>14</text:a></text:p>
        </text:index-body>
      </text:table-of-content>
      <text:p text:style-name="Text_20_body"/>
      <text:h text:style-name="Heading_20_1" text:outline-level="1"><text:soft-page-break/></text:h>
      <text:h text:style-name="Heading_20_1" text:outline-level="1"><text:bookmark-start text:name="__RefHeading___Toc141_3882669839"/>Short Summary<text:bookmark-end text:name="__RefHeading___Toc141_3882669839"/></text:h>
      <text:p text:style-name="P1">The backup and restore system is part of the SBDI deployment platform. It provides the <text:span text:style-name="T2">following primary services:</text:span></text:p>
      <text:p text:style-name="P1">1. Saving a complete and consistent snapshot of all data and configuration of the SBDI system at a given point in time.</text:p>
      <text:p text:style-name="P1">2. Restoring any such snapshot of all data and configuration to a running deployment</text:p>
      <text:p text:style-name="P1"/>
      <text:p text:style-name="P1">In other words, if backups are run regularly, in case of for instance a fatal disaster the last, or any valid backup, may be restored and operations may continue from the state that was present at the backup.</text:p>
      <text:p text:style-name="P1"/>
      <text:p text:style-name="P2">Secondary services also provided by the backup system are:<text:line-break/>1. Off site backup replication, i.e. all backups are not only stored on the deployment system but synchronized off site.</text:p>
      <text:p text:style-name="P3">2. <text:span text:style-name="T3">Partial restore of a specific service, like Word Press, email or a specific database.<text:line-break/>3. Restore to another deployment which is intended to be used to transfer production data to a test deployment or to another deployment in case SBDI has to be moved.</text:span></text:p>
      <text:p text:style-name="P3"/>
      <text:p text:style-name="P24">A key factor important to understanding the backup and restore system is that it is designed <text:s/>from the ground up to be a part of the SBDI deployment platform. It is deployed by an Ansible playbook based on the same inventory information that is used to deploy the platform itself. Consequently, apart from backup storage volume size, no configuration specific to the backup and restore system is needed. Also the <text:s/>SBDI deployment platform is designed <text:span text:style-name="T69">from the beginning </text:span>to work optimally with the backup system. This applies to such things as name conventions, where data is placed, network setup, which file systems are used etc. </text:p>
      <text:p text:style-name="P3"/>
      <text:p text:style-name="P4">Also the <text:span text:style-name="T1">backup and restore system </text:span>is designed making full use of the fact that SBDI is dockerized. For instance the system uses docker pause and resume in order to ensure the integrity and consistency of backup data. Also the system will manage the docker swarm when backups are restored <text:span text:style-name="T33">in order </text:span>to ensure the integrity and consistency of backup data.</text:p>
      <text:p text:style-name="P6"/>
      <text:h text:style-name="Heading_20_1" text:outline-level="1"><text:bookmark-start text:name="__RefHeading___Toc143_3882669839"/>Intended use of this document<text:bookmark-end text:name="__RefHeading___Toc143_3882669839"/></text:h>
      <text:p text:style-name="P7">The intended use of this document is that a reasonably experienced Linux systems administrator should be able to fully understand how the Backup and Restore system is designed, installed, maintained and how it may be operated and further developed. </text:p>
      <text:h text:style-name="Heading_20_1" text:outline-level="1"><text:bookmark-start text:name="__RefHeading___Toc145_3882669839"/>Status <text:bookmark-end text:name="__RefHeading___Toc145_3882669839"/></text:h>
      <text:p text:style-name="P4"/>
      <text:p text:style-name="P5">As of September 2022 primary services are fully implemented and tested (with sample data) and ready for automated use.<text:line-break/>Secondary services, <text:span text:style-name="T4">except off site replication,</text:span> are implemented, <text:span text:style-name="T4">not fully tested</text:span> <text:span text:style-name="T4">and</text:span> <text:span text:style-name="T4">not automated. In order to use those functions initiated manual operations are required. <text:s/>Off site replication is based on ZFS replication and thus implemented but, as of now, needs to be configured and setup manually.</text:span></text:p>
      <text:p text:style-name="P1"><text:soft-page-break/></text:p>
      <text:h text:style-name="P73" text:outline-level="1"><text:bookmark-start text:name="__RefHeading___Toc147_3882669839"/>Design principles<text:bookmark-end text:name="__RefHeading___Toc147_3882669839"/></text:h>
      <text:p text:style-name="P9"><text:span text:style-name="T69">This</text:span> section <text:span text:style-name="T69">is intended to provide knowledge about how the</text:span> backup <text:span text:style-name="T69">and restore </text:span>system works and why <text:span text:style-name="T69">as well as on how to maintain it.</text:span><text:line-break/><text:span text:style-name="T69">Since the backup and restore system has not been fully deployed also possible future problems and how to resolve them are addressed. </text:span></text:p>
      <text:h text:style-name="Heading_20_2" text:outline-level="2"><text:bookmark-start text:name="__RefHeading___Toc615_1761658470"/>The phases of a backup<text:bookmark-end text:name="__RefHeading___Toc615_1761658470"/></text:h>
      <text:p text:style-name="P70">&lt;short introductory text&gt;</text:p>
      <text:h text:style-name="Heading_20_2" text:outline-level="2"><text:bookmark-start text:name="__RefHeading___Toc617_1761658470"/>The phases of a backup restore<text:bookmark-end text:name="__RefHeading___Toc617_1761658470"/></text:h>
      <text:p text:style-name="P70">&lt;Short description on how a backup is restored&gt;</text:p>
      <text:h text:style-name="P72" text:outline-level="2"><text:bookmark-start text:name="__RefHeading___Toc149_3882669839"/>Gluster and gluster snapshots<text:bookmark-end text:name="__RefHeading___Toc149_3882669839"/></text:h>
      <text:p text:style-name="P25">The deployment platform uses GlusterFS (https://docs.gluster.org/en/latest/) to store docker swarm images. <text:line-break/><text:span text:style-name="T58">There currently exists only one Gluster volume called </text:span><text:span text:style-name="T40">docker</text:span><text:span text:style-name="T58"> that is provided by the nodes </text:span><text:span text:style-name="T40">manager-[1..3]</text:span><text:span text:style-name="T58">. This gluster volume is mounted at </text:span><text:span text:style-name="T40">/docker</text:span><text:span text:style-name="T58"> on all host nodes of the docker swarm. In the filesystem mounted under /docker all SBDI docker volumes (except Cassandra and Solr) as well as configuration resides in a well defined directory structure.</text:span></text:p>
      <text:p text:style-name="P53">Thus by taking a snapshot of the docker Gluster volume and rsyncing it to the backup target node we may backup all SBDI containers <text:span text:style-name="T58">(except Cassandra and Solr) </text:span>in one strike.</text:p>
      <text:p text:style-name="P53">To snapshot the Gluster volume we rely on Gluster (https://docs.gluster.org/en/main/Administrator-Guide/Managing-Snapshots/) thus <text:span text:style-name="T60">fore instance </text:span>we <text:span text:style-name="T60">have to </text:span>use thinly provisioned LVM <text:span text:style-name="T60">on the manager nodes.</text:span></text:p>
      <text:p text:style-name="P54">During backup a snapshot of the Gluster volume is taken on the <text:span text:style-name="T37">manager-1</text:span> node and mounted at <text:span text:style-name="T37">/gluster_backupsource</text:span> after rsyncing that filesystem to the backup target the snapshot is removed.</text:p>
      <text:p text:style-name="P54">It is worth pointing out that during the time of the rsync the Gluster snapshot will gradually take up more and more space as the SBDI system performs its task (backup does not interrupt operations). It is essential to make sure there is enough space on the <text:span text:style-name="T59">thinly provisioned LVM </text:span>backing device to support that growth. In essence it might not be a good idea to import or process a lot of new data into the system or make big changes during the rsync phase of the backup.</text:p>
      <text:h text:style-name="P72" text:outline-level="2"><text:bookmark-start text:name="__RefHeading___Toc151_3882669839"/>Logical volume based local storage<text:bookmark-end text:name="__RefHeading___Toc151_3882669839"/></text:h>
      <text:p text:style-name="P55"><text:span text:style-name="T4">The</text:span> <text:span text:style-name="T4">deployment platform uses LVM to store Cassandra and Solr data locally. The backup system makes use of that in order to backup that data.</text:span></text:p>
      <text:p text:style-name="P54"><text:soft-page-break/>The local data for Cassandra and Solr <text:span text:style-name="T61">is kept on a logical volume called lv_docker_local that is mounted at /docker_local.</text:span></text:p>
      <text:p text:style-name="P56">During a backup the backup system will, using parallel ssh, take snapshots of the <text:s/>lv_docker_local volumes on all Cassandra and Solr nodes and mount the snapshots at /local_backupsource.</text:p>
      <text:p text:style-name="P56">After using rsync to synchronize the data under /local_backupsource to the backup target host the snapshots are unmounted and removed.</text:p>
      <text:p text:style-name="P56">Since parallel ssh is only parallel and not transactional all docker containers are paused in the entire SBDI system prior to taking the snapshots to ensure that all snapshots are a consistent representation of the data of the system at that time.</text:p>
      <text:p text:style-name="P56">As with the Gluster snapshots also LVM snapshots grow when the data changes on the filesystem they are derived from. Since backup does not interrupt SBDI system operations it is important to ensure that there is enough space on the device backing the LVM. It is therefore suggested that large imports of data sets or indexing operations are not undertaken during backup. <text:s/></text:p>
      <text:h text:style-name="Heading_20_2" text:outline-level="2"><text:bookmark-start text:name="__RefHeading___Toc153_3882669839"/>ZFS Backup Target<text:bookmark-end text:name="__RefHeading___Toc153_3882669839"/></text:h>
      <text:p text:style-name="P26">It is easy to confuse the term “backup target”. One might think of it as either the data that we intend to backup <text:s/>(probably the most natural association?) or the result of the backup procedure, i.e. the backup itself. <text:s/>We use the second alternative and thus with “backup target” we refer to the the desired result and representation of a backup.</text:p>
      <text:p text:style-name="P26">For backup storage ZFS <text:span text:style-name="T62">(</text:span><text:a xlink:type="simple" xlink:href="https://openzfs.org/wiki/System_Administration" text:style-name="Internet_20_link" text:visited-style-name="Visited_20_Internet_20_Link"><text:span text:style-name="T62">https://openzfs.org/wiki/System_Administration</text:span></text:a><text:span text:style-name="T62">) </text:span>and ZFS snapshots <text:span text:style-name="T62">and clones</text:span> <text:span text:style-name="T62">(</text:span><text:a xlink:type="simple" xlink:href="https://ubuntu.com/tutorials/using-zfs-snapshots-clones#1-overview" text:style-name="Internet_20_link" text:visited-style-name="Visited_20_Internet_20_Link"><text:span text:style-name="T62">https://ubuntu.com/tutorials/using-zfs-snapshots-clones#1-overview</text:span></text:a><text:span text:style-name="T62">) </text:span>in combination with high compression <text:span text:style-name="T63">(gzip-7)</text:span> are used.<text:line-break/><text:span text:style-name="T62">Piggy backing onto ZFS</text:span> <text:span text:style-name="T62">we will</text:span> <text:span text:style-name="T62">get</text:span> incremental backups <text:span text:style-name="T62">(snapshots)</text:span>, low disk usage <text:span text:style-name="T62">(high compression)</text:span>, data <text:span text:style-name="T62">synchronization (ZFS off site replication)</text:span> in combination with <text:span text:style-name="T62">proven</text:span> high grade data safekeeping for free. </text:p>
      <text:h text:style-name="Heading_20_3" text:outline-level="3"><text:bookmark-start text:name="__RefHeading___Toc637_1761658470"/>Possible week points<text:bookmark-end text:name="__RefHeading___Toc637_1761658470"/></text:h>
      <text:p text:style-name="P57">Since the backup and restore system has not been tested with full SBDI data volumes it might be relevant if backups tend to be very slow that </text:p>
      <text:list xml:id="list682262250" text:style-name="L4">
        <text:list-item>
          <text:p text:style-name="P58">High performance ZFS <text:s/>is <text:span text:style-name="T64">known to be </text:span>RAM and CPU hungry, the backup target node may have to be provided with more of those.</text:p>
        </text:list-item>
        <text:list-item>
          <text:p text:style-name="P59">Tuned ZFS that are performing large amounts of <text:span text:style-name="T64">synchronous</text:span> writes may benefit from a ZIL cache. <text:span text:style-name="T64">A backup does most likely involve a </text:span>large amounts of <text:span text:style-name="T64">synchronous</text:span> writes but a ZIL cache, i.e. a fast SSD may not be added in <text:span text:style-name="T64">the intended</text:span> Open Stack deployment. <text:span text:style-name="T64">How to handle this type of performance problem in this case has to be investigated.</text:span> </text:p>
        </text:list-item>
        <text:list-item>
          <text:p text:style-name="P61">The writer of this document has previous experience with performance degradation of ZFS in virtual machines when the disk is provided via network such as is the case both at SNIC and <text:soft-page-break/>NRM. The use of ephemeral disk would probably be much better if performance turns out to be degraded. </text:p>
        </text:list-item>
      </text:list>
      <text:p text:style-name="P60">The above are examples of possible problems that may or may not occur. It is however a fair assumption that ZFS will be able to deliver good enough performance at lest for normal incremental day to day backups. <text:span text:style-name="T65">With a full scale first backup of ~ 5TB+ however things become more uncertain. </text:span>An alternative to ZFS <text:span text:style-name="T65">might</text:span> be btrfs <text:span text:style-name="T65">(</text:span><text:a xlink:type="simple" xlink:href="https://btrfs.wiki.kernel.org/index.php/Main_Page" text:style-name="Internet_20_link" text:visited-style-name="Visited_20_Internet_20_Link"><text:span text:style-name="T65">https://btrfs.wiki.kernel.org/index.php/Main_Page</text:span></text:a><text:span text:style-name="T65">) and might be a suggested option to try but to this point no other close match to our requirements with better performance are known to us. But in case of performance issues also other possible bottlenecks must be considered like rsync and network performance. <text:s text:c="2"/></text:span></text:p>
      <text:h text:style-name="Heading_20_2" text:outline-level="2"><text:bookmark-start text:name="__RefHeading___Toc155_3882669839"/>Rsync<text:bookmark-end text:name="__RefHeading___Toc155_3882669839"/></text:h>
      <text:p text:style-name="P31"><text:span text:style-name="T67">Backups make heavy use of rsync in order to transfer data to the backup target server (</text:span><text:a xlink:type="simple" xlink:href="https://en.wikipedia.org/wiki/Rsync" text:style-name="Internet_20_link" text:visited-style-name="Visited_20_Internet_20_Link">https://en.wikipedia.org/wiki/Rsync</text:a><text:span text:style-name="T67">). On paper rsync is absolutely ideal for the intended use since it only transfers those files that has been changed which in normal SBDI case on a day to day basis is a tiny fraction of all files. </text:span></text:p>
      <text:p text:style-name="P31"><text:span text:style-name="T67">SBDI is normally a “read only” system since big changes occurs only when new data sets are imported. This should make incremental daily backups based on rsync very fast. However since SBDI data consists of a very large quantity of small files success is not guarantied and it is important to test performance and consider tuning when the SBDI system is fully loaded with data.</text:span></text:p>
      <text:h text:style-name="Heading_20_3" text:outline-level="3"><text:bookmark-start text:name="__RefHeading___Toc619_1761658470"/>Possible problems with performance<text:bookmark-end text:name="__RefHeading___Toc619_1761658470"/></text:h>
      <text:p text:style-name="P67"><text:span text:style-name="T66">Since we are running rsync over ssh all communication is encrypted. This is a good candidate bottleneck for performance. Following is just a couple of suggestions that may be tried if backups turns out to takes days in stead of hours:</text:span></text:p>
      <text:list xml:id="list3152381981" text:style-name="L5">
        <text:list-item>
          <text:p text:style-name="P66"><text:span text:style-name="T66">Use a lighter encryption algorithm, i.e.</text:span> like <text:span text:style-name="T37">-e "ssh -c arcfour".</text:span></text:p>
        </text:list-item>
        <text:list-item>
          <text:p text:style-name="P62">Do not use any encryption - for instance with HPN-SSH (<text:a xlink:type="simple" xlink:href="https://www.psc.edu/hpn-ssh-home/" text:style-name="Internet_20_link" text:visited-style-name="Visited_20_Internet_20_Link">https://www.psc.edu/hpn-ssh-home/</text:a>). This is should be acceptable since the internal network of the SBDI deployment platform is well protected.</text:p>
        </text:list-item>
        <text:list-item>
          <text:p text:style-name="P64">Consider removing atime from file systems mounts.</text:p>
        </text:list-item>
        <text:list-item>
          <text:p text:style-name="P64"><text:span text:style-name="T68">Consider </text:span>using rsync with -W <text:span text:style-name="T68">option </text:span>or <text:span text:style-name="T68">possibly </text:span>compression.</text:p>
        </text:list-item>
        <text:list-item>
          <text:p text:style-name="P63">Use jumbo frame, MTU networking. </text:p>
        </text:list-item>
      </text:list>
      <text:p text:style-name="P65">It is important to realize that accepting terrible performance should not be necessary. The basic design should be able to perform well. Tuning it to swiftness however might invole systematic work. <text:s/></text:p>
      <text:h text:style-name="Heading_20_2" text:outline-level="2"><text:bookmark-start text:name="__RefHeading___Toc157_3882669839"/>SSH and parallel ssh <text:bookmark-end text:name="__RefHeading___Toc157_3882669839"/></text:h>
      <text:p text:style-name="P68">The backup and restore system entirely relies on ssh in order to execute its distributed task. </text:p>
      <text:p text:style-name="P68"><text:soft-page-break/>When taking and removing snapshots parallel ssh is used since all snapshots not only can easily but should ideally be be taken at the same instance in time in order to ensure the consistency of the backup.</text:p>
      <text:p text:style-name="P68">When syncing backup data from the snapshots to the backup target server these rsync tasks are performed in sequence. This is by design since it is reasonable to assume that running several rsync tasks in parallel against one backup target server will most likely slow down operations.</text:p>
      <text:p text:style-name="P68">Furthermore the rsync phase does not have to be performed in a hurry since the data to backup is safe on the snapshots. </text:p>
      <text:h text:style-name="Heading_20_3" text:outline-level="3"><text:bookmark-start text:name="__RefHeading___Toc621_1761658470"/>Introduce more parallelism to speed up backups<text:bookmark-end text:name="__RefHeading___Toc621_1761658470"/></text:h>
      <text:p text:style-name="P68">In case backups turn out to be to slow to be practical and tuning, as suggested in other sections of this paper, turns out to not solve the issue there always remains the option of introducing more than one backup target. The general idea here is that the backup system works precisely as now but that the backup is divided up, for instance one backup target node per Solar and Cassandra. This will be very possible but since we do not know if the design change is necessary it is just indicated here. </text:p>
      <text:h text:style-name="Heading_20_2" text:outline-level="2"><text:bookmark-start text:name="__RefHeading___Toc159_3882669839"/>Security<text:bookmark-end text:name="__RefHeading___Toc159_3882669839"/></text:h>
      <text:p text:style-name="P32"><text:span text:style-name="T34">The backup operator user has access to almost all machines in the system and must have root access in order to read and restore data and system state. In order for such a powerful system agent not to be able to bad things in case of malfunction, incorrect setup or if it was compromised the following patterns and principles have been followed in the design of the backup and restore system:</text:span></text:p>
      <text:list xml:id="list227004426" text:style-name="L1">
        <text:list-item>
          <text:p text:style-name="P36"><text:span text:style-name="T34">The backup operator is an unprivileged user without a password, i.e. it can not do general sudo “on its own” and it is not possible to login as backup operator as exemplified by:</text:span></text:p>
        </text:list-item>
      </text:list>
      <text:p text:style-name="P79"><text:span text:style-name="T47">$</text:span>cat /etc/passwd | grep backupoperator</text:p>
      <text:p text:style-name="P79">backupoperator:x:1901:1901::/home/backupoperator:/bin/bash</text:p>
      <text:p text:style-name="P79"/>
      <text:p text:style-name="P79"><text:span text:style-name="T47">$</text:span>cat /etc/shadow | grep backupoperator </text:p>
      <text:p text:style-name="P79">backupoperator:!:19117:0:99999:7:::</text:p>
      <text:p text:style-name="P79"/>
      <text:p text:style-name="P79"><text:span text:style-name="T48">$</text:span>cat /etc/group | grep backupoperator</text:p>
      <text:p text:style-name="P79">backupoperator:x:1901:</text:p>
      <text:p text:style-name="P83"/>
      <text:p text:style-name="P83"/>
      <text:p text:style-name="Preformatted_20_Text"/>
      <text:list xml:id="list172145500735049" text:continue-numbering="true" text:style-name="L1">
        <text:list-item>
          <text:p text:style-name="P33"><text:span text:style-name="T35">The privileged operations that the <text:s/>backup operator performs have (with one exception – see below) been capsuled into only a few scripts that needs to be run with sudo, i.e. these capsule scripts include the various low level commands that on their own (not encapsulated) may be used to do many other (potentially harmful) things.</text:span></text:p>
        </text:list-item>
        <text:list-item>
          <text:p text:style-name="P33"><text:span text:style-name="T35">These scripts have no arguments or switches of functional character, i.e. if they do not have bugs they are not supposed to be used for performing any other (potentially harmful) task than their intended.</text:span></text:p>
        </text:list-item>
        <text:list-item>
          <text:p text:style-name="P34"><text:soft-page-break/><text:span text:style-name="T35">Further more these scripts (if there are no bugs in the Ansible installation tasks!) have been given file permissions ensuring that they may not be modified without root access as exemplified by the scripts on the </text:span><text:span text:style-name="T49">manger-1</text:span><text:span text:style-name="T35"> node:</text:span></text:p>
        </text:list-item>
      </text:list>
      <text:p text:style-name="P77">/opt/sbdi/backup/bin# ls -lrth</text:p>
      <text:p text:style-name="P77">total 48K</text:p>
      <text:p text:style-name="P77">-rwxr-xr-x 1 root root <text:s/>422 May <text:s/>5 14:51 start_docker</text:p>
      <text:p text:style-name="P77">-rwxr-xr-x 1 root root <text:s/>441 May <text:s/>5 14:51 stop_docker</text:p>
      <text:p text:style-name="P77">-rwxr-xr-x 1 root root <text:s/>617 May <text:s/>5 14:51 pause_containers</text:p>
      <text:p text:style-name="P77">-rwxr-xr-x 1 root root <text:s/>634 May <text:s/>5 14:51 unpause_containers</text:p>
      <text:p text:style-name="P77">-rwxr-xr-x 1 root root 3.5K May <text:s/>5 14:52 prepare_source_snapshot.gluster.sh</text:p>
      <text:p text:style-name="P77">-rwxr-xr-x 1 root root 2.1K May <text:s/>5 14:52 remove_source_snapshot.gluster.sh</text:p>
      <text:p text:style-name="P77">-rwxr-xr-x 1 root root 4.1K Jul 14 12:44 prepare_source_snapshot.lvm.sh</text:p>
      <text:p text:style-name="P77">-rwxr-xr-x 1 root root 2.5K Jul 14 12:44 remove_source_snapshot.lvm.sh</text:p>
      <text:p text:style-name="P77">-rwxr-xr-x 1 root root <text:s/>341 Sep <text:s/>2 07:50 prepare_source_snapshot</text:p>
      <text:p text:style-name="P77">-rwxr-xr-x 1 root root 2.0K Sep <text:s/>2 07:50 perform_rsync</text:p>
      <text:p text:style-name="Preformatted_20_Text"><text:span text:style-name="T44">-rwxr-xr-x 1 root root <text:s/>341 Sep <text:s/>2 07:50 remove_source_snapshot</text:span><text:line-break/><text:line-break/></text:p>
      <text:list xml:id="list172145382632567" text:continue-numbering="true" text:style-name="L1">
        <text:list-item>
          <text:p text:style-name="P35"><text:span text:style-name="T36">Also these scripts are generated by the Ansible installation tasks in such a way that all configuration is hardcoded into the scripts, i.e. there are no configuration files (that may be manipulated or include incorrect settings). <text:line-break/></text:span></text:p>
        </text:list-item>
      </text:list>
      <text:p text:style-name="P38"><text:span text:style-name="T36">Thus the template script file </text:span><text:span text:style-name="T38">ansible/roles/backup/source/templates/bin/prepare_source_snapshot</text:span><text:span text:style-name="T36"> :</text:span></text:p>
      <text:p text:style-name="P77">#! /bin/bash</text:p>
      <text:p text:style-name="P77">#</text:p>
      <text:p text:style-name="P77"># Prepare source snapshot</text:p>
      <text:p text:style-name="P77"># =======================</text:p>
      <text:p text:style-name="P77"/>
      <text:p text:style-name="P77"># Note! This script is generated from a template by Ansible</text:p>
      <text:p text:style-name="P77"># ---</text:p>
      <text:p text:style-name="P77"/>
      <text:p text:style-name="P77">bin_dir=$(dirname $0)</text:p>
      <text:p text:style-name="P77">lib_dir=/opt/sbdi/lib <text:s/></text:p>
      <text:p text:style-name="P77"/>
      <text:p text:style-name="P77">. $lib_dir/log_utils</text:p>
      <text:p text:style-name="P77">[ $EUID -eq 0 ] || log_fatal <text:s/>88 "Root privileges reqiured"</text:p>
      <text:p text:style-name="P77"/>
      <text:p text:style-name="P77">{% if gluster_backup_source %}</text:p>
      <text:p text:style-name="P77"/>
      <text:p text:style-name="P77">$bin_dir/prepare_source_snapshot.gluster.sh {{ gluster_backup_source_volume }} {{ gluster_backup_source_snapshot_mount_point }} </text:p>
      <text:p text:style-name="P77"/>
      <text:p text:style-name="P77">{% endif %}</text:p>
      <text:p text:style-name="P77"/>
      <text:p text:style-name="P77">{% if lvm_backup_source %}</text:p>
      <text:p text:style-name="P77"/>
      <text:p text:style-name="P77">$bin_dir/prepare_source_snapshot.lvm.sh {{ lvm_backup_source_volume_group }} {{ lvm_backup_source_volume }} {{ lvm_backup_source_snapshot_mount_point }}</text:p>
      <text:p text:style-name="P77"/>
      <text:p text:style-name="P77">{% endif %}</text:p>
      <text:p text:style-name="Preformatted_20_Text"/>
      <text:p text:style-name="Text_20_body"><text:span text:style-name="T46">will be expanded by Ansible on the manager-1 node, that holds data to backup on Gluster, <text:s/>to become:</text:span></text:p>
      <text:p text:style-name="P77">#! /bin/bash</text:p>
      <text:p text:style-name="P77">#</text:p>
      <text:p text:style-name="P77"># Prepare source snapshot</text:p>
      <text:p text:style-name="P77"># =======================</text:p>
      <text:p text:style-name="P77"/>
      <text:p text:style-name="P77"># Note! This script is generated from a template by Ansible</text:p>
      <text:p text:style-name="P77"># ---</text:p>
      <text:p text:style-name="P77"/>
      <text:p text:style-name="P77">bin_dir=$(dirname $0)</text:p>
      <text:p text:style-name="P77"><text:soft-page-break/>lib_dir=/opt/sbdi/lib <text:s/></text:p>
      <text:p text:style-name="P77"/>
      <text:p text:style-name="P77">. $lib_dir/log_utils</text:p>
      <text:p text:style-name="P77">[ $EUID -eq 0 ] || log_fatal <text:s/>88 "Root privileges reqiured"</text:p>
      <text:p text:style-name="P77"/>
      <text:p text:style-name="P77">$bin_dir/prepare_source_snapshot.gluster.sh docker /gluster_backupsource </text:p>
      <text:p text:style-name="Preformatted_20_Text"/>
      <text:p text:style-name="P38">and on <text:span text:style-name="T46">the </text:span>cass<text:span text:style-name="T46">a</text:span>nadra-1 nod<text:span text:style-name="T46">e, that holds local data to backup on LVM,</text:span> it will be <text:span text:style-name="T46">expanded as</text:span>:</text:p>
      <text:p text:style-name="P76"><text:line-break/><text:span text:style-name="T44">#! /bin/bash</text:span></text:p>
      <text:p text:style-name="P77">#</text:p>
      <text:p text:style-name="P78"># Prepare source snapshot</text:p>
      <text:p text:style-name="P78"># =======================</text:p>
      <text:p text:style-name="P78"/>
      <text:p text:style-name="P78"># Note! This script is generated from a template by Ansible</text:p>
      <text:p text:style-name="P78"># ---</text:p>
      <text:p text:style-name="P78"/>
      <text:p text:style-name="P78">bin_dir=$(dirname $0)</text:p>
      <text:p text:style-name="P78">lib_dir=/opt/sbdi/lib <text:s/></text:p>
      <text:p text:style-name="P78"/>
      <text:p text:style-name="P78">. $lib_dir/log_utils</text:p>
      <text:p text:style-name="P78">[ $EUID -eq 0 ] || log_fatal <text:s/>88 "Root privileges reqiured"</text:p>
      <text:p text:style-name="P78"/>
      <text:p text:style-name="P78">$bin_dir/prepare_source_snapshot.lvm.sh vg_docker_local lv_docker_local /local_backupsource</text:p>
      <text:p text:style-name="Preformatted_20_Text"/>
      <text:list xml:id="list172144217660468" text:continue-numbering="true" text:style-name="L1">
        <text:list-item>
          <text:p text:style-name="P37"><text:span text:style-name="T36">Finally these scripts are are “enabled” and made available to the backup operator by means of Linux </text:span><text:span text:style-name="T38">/etc/sudoers.d</text:span><text:span text:style-name="T36"> <text:s/>(For a general introduction look at for instance </text:span><text:a xlink:type="simple" xlink:href="https://help.ubuntu.com/community/Sudoers" text:style-name="Internet_20_link" text:visited-style-name="Visited_20_Internet_20_Link"><text:span text:style-name="T36">https://help.ubuntu.com/community/Sudoers</text:span></text:a><text:span text:style-name="T36"> &amp; </text:span><text:a xlink:type="simple" xlink:href="https://superuser.com/questions/869144/why-does-the-system-have-etc-sudoers-d-how-should-i-edit-it" text:style-name="Internet_20_link" text:visited-style-name="Visited_20_Internet_20_Link"><text:span text:style-name="T36">https://superuser.com/questions/869144/why-does-the-system-have-etc-sudoers-d-how-should-i-edit-it</text:span></text:a><text:span text:style-name="T36">).</text:span></text:p>
        </text:list-item>
      </text:list>
      <text:p text:style-name="P39"><text:span text:style-name="T46">To exemplify this, on </text:span><text:span text:style-name="T39">manager-1,</text:span><text:span text:style-name="T46"> in </text:span><text:span text:style-name="T38">/etc/sudoers.d</text:span><text:span text:style-name="T17"> , Ansible will install </text:span><text:span text:style-name="T18">the file</text:span><text:span text:style-name="T17"> </text:span><text:span text:style-name="T42">43-backupoperator </text:span><text:span text:style-name="T17">:</text:span><text:span text:style-name="T36"> <text:line-break/></text:span></text:p>
      <text:p text:style-name="P80"># Ensure backupoperator can transfer ssh agent when sudoing:</text:p>
      <text:p text:style-name="P80">Defaults <text:s text:c="7"/>env_keep+=SSH_AUTH_SOCK</text:p>
      <text:p text:style-name="P80"/>
      <text:p text:style-name="P80"># Commands performed with sudo by backupoperator at a backup-source:</text:p>
      <text:p text:style-name="P80"/>
      <text:p text:style-name="P80">Cmnd_Alias <text:s text:c="4"/>BOP_SRC_SNAP = /opt/sbdi/backup/bin/prepare_source_snapshot</text:p>
      <text:p text:style-name="P80">Cmnd_Alias <text:s text:c="4"/>BOP_SRC_SYNC = /opt/sbdi/backup/bin/perform_rsync</text:p>
      <text:p text:style-name="P80">Cmnd_Alias <text:s text:c="4"/>BOP_SRC_RM_SNAP = /opt/sbdi/backup/bin/remove_source_snapshot</text:p>
      <text:p text:style-name="P80">Cmnd_Alias <text:s text:c="4"/>BOP_SRC_ALL = BOP_SRC_SNAP, BOP_SRC_SYNC, BOP_SRC_RM_SNAP, /usr/bin/rsync </text:p>
      <text:p text:style-name="P80"/>
      <text:p text:style-name="P80">backupoperator ALL=(ALL) NOPASSWD: BOP_SRC_ALL</text:p>
      <text:p text:style-name="P84"/>
      <text:p text:style-name="P39">This will enable the backup <text:span text:style-name="T48">operator on the backup </text:span>director node to <text:span text:style-name="T47">(parallel) </text:span>ssh into <text:span text:style-name="T47">all backup sources (including </text:span><text:span text:style-name="T37">manager-1</text:span><text:span text:style-name="T47">)</text:span> and do <text:span text:style-name="T37">sudo /opt/sbdi/backup/bin/prepare_source_snapshot</text:span> <text:span text:style-name="T47">as indicated by the following extract of</text:span> <text:span text:style-name="T47">the </text:span><text:s/><text:span text:style-name="T37">/opt/sbdi/backup/bin/perform_backup</text:span> <text:span text:style-name="T47">script</text:span>:</text:p>
      <text:p text:style-name="P84"/>
      <text:p text:style-name="P80">...</text:p>
      <text:p text:style-name="P80">parallel-ssh <text:s/>-l backupoperator -i -H "${BACKUP_SOURCE_HOSTS}" 'sudo /opt/sbdi/backup/bin/prepare_source_snapshot' </text:p>
      <text:p text:style-name="P84"><text:span text:style-name="T44">...</text:span><text:line-break/></text:p>
      <text:list xml:id="list172144046084071" text:continue-numbering="true" text:style-name="L1">
        <text:list-item>
          <text:p text:style-name="P37"><text:span text:style-name="T34">There is only one RSA ssh private key, stored on the, backup director node that is used by the backup <text:s/>and restore functions. As explained above this key and the ssh agent is transferred by ssh during backup and restore operations. This design has been implimented in order to make it </text:span><text:soft-page-break/><text:span text:style-name="T34">impossible for any other node than the backup director to initiate and run platform wide backup or restore operations. </text:span></text:p>
        </text:list-item>
        <text:list-item>
          <text:p text:style-name="P37"><text:span text:style-name="T50">The RSA key and all scripts with hardcoded configuration may always be regenerated by Ansible. The ansible playbook may be run as may times as desired it will (if correct) generate and distribute a new RSA key and make sure that the backup and restore system is attuned to the current Inventory. This is to ensure that no manual (possibly error prone) installation and configuration is needed. <text:s text:c="4"/><text:line-break/></text:span></text:p>
        </text:list-item>
      </text:list>
      <text:h text:style-name="P86" text:outline-level="3"><text:bookmark-start text:name="__RefHeading___Toc601_1761658470"/>Remaining security issues to consider<text:bookmark-end text:name="__RefHeading___Toc601_1761658470"/></text:h>
      <text:p text:style-name="Text_20_body"><text:line-break/>As explained above all backup and restore operations are supposed to be based on “capsuled” scripts. Currently this is not <text:span text:style-name="T52">100% </text:span><text:s/><text:span text:style-name="T52">since</text:span> the <text:span text:style-name="T37">restore_backup_snapshot</text:span> script that resides on the backup target node <text:span text:style-name="T52">includes the following </text:span>invo<text:span text:style-name="T52">kation of</text:span> rsync over ssh in order to restore backup data:</text:p>
      <text:p text:style-name="P85">…</text:p>
      <text:p text:style-name="P81">/usr/bin/rsync -a -e /usr/bin/ssh --rsync-path="/usr/bin/sudo /usr/bin/rsync" \</text:p>
      <text:p text:style-name="P77"><text:s text:c="22"/>$dry_run $verbose $rsync_flags <text:s/>\</text:p>
      <text:p text:style-name="P77"><text:s text:c="22"/>/backup/snapshot/${backup_name}/ --delete-after backupoperator@${remote_dest}:${backup_source_dir}</text:p>
      <text:p text:style-name="Preformatted_20_Text">...</text:p>
      <text:p text:style-name="P40"/>
      <text:p text:style-name="P40">This is the reason that on all backup source nodes we <text:span text:style-name="T51">need to </text:span>have an entry in sudoers that allows backup operator to do sudo rsync, <text:span text:style-name="T52">like in</text:span>:</text:p>
      <text:p text:style-name="P82">Cmnd_Alias <text:s text:c="4"/>BOP_SRC_ALL = BOP_SRC_SNAP, BOP_SRC_SYNC, BOP_SRC_RM_SNAP, /usr/bin/rsync </text:p>
      <text:p text:style-name="P82"/>
      <text:p text:style-name="P41">This is clearly an exception to the rule since rsync is a very powerful tool. <text:span text:style-name="T52">It</text:span> remains to encapsulate rsync. <text:s/>This can most likely be done (and it is <text:span text:style-name="T52">probably </text:span>a good idea to do so) but <text:span text:style-name="T51">this</text:span> is a notably tricky task possibly best explained by the use of <text:s/><text:span text:style-name="T37">--rsync-path="/usr/bin/sudo /usr/bin/rsync".</text:span><text:span text:style-name="T54">All in all</text:span><text:span text:style-name="T53"> </text:span>t<text:span text:style-name="T52">his solution</text:span> enable us to do ssh (part of rsync) not as root but as backup operator <text:span text:style-name="T51">while still allowing rsync to have needed (root) power in order to restore data.</text:span> <text:s/>Doing ssh as root, <text:span text:style-name="T51">which is the other alternative, </text:span><text:s/>is a much bigger vulnerability than having rsync in /<text:span text:style-name="T41">etc</text:span><text:span text:style-name="T43">/</text:span><text:span text:style-name="T41">sudoers</text:span><text:span text:style-name="T12">.</text:span></text:p>
      <text:p text:style-name="P42">There is also a corresponding entry in <text:span text:style-name="T37">/etc/sudoers.d/42-backupoperator</text:span> that allows sudo rsync that is needed for the taking of backup:</text:p>
      <text:p text:style-name="Preformatted_20_Text">Cmnd_Alias <text:s text:c="4"/>BOP_TRG_ALL = BOP_TRG_SNAP, BOP_TRG_ACT_L_SNAP, BOP_TRG_ACT_SNAP, BOP_TRG_DEACT_SNAP, BOP_TRG_REST_SNAP, /usr/bin/rsync </text:p>
      <text:p text:style-name="P30"/>
      <text:p text:style-name="P43">Since this privilege to do sudo rsync is limited to only the backup target (that is supposed to have off site data replication) it seems less risky than enabling sudo rsync on all backup source nodes. </text:p>
      <text:h text:style-name="Heading_20_2" text:outline-level="2"><text:bookmark-start text:name="__RefHeading___Toc161_3882669839"/><text:soft-page-break/>Docker Swarm integration<text:bookmark-end text:name="__RefHeading___Toc161_3882669839"/></text:h>
      <text:p text:style-name="P8">&lt; Explain the paus/resume and swarm service control functionality and how it is used to ensure data integrity and consistency&gt;</text:p>
      <text:h text:style-name="Heading_20_2" text:outline-level="2"><text:bookmark-start text:name="__RefHeading___Toc163_3882669839"/>Dependencies<text:bookmark-end text:name="__RefHeading___Toc163_3882669839"/></text:h>
      <text:p text:style-name="P21">&lt;List all dependencies and requirements&gt;</text:p>
      <text:h text:style-name="Heading_20_2" text:outline-level="2"><text:bookmark-start text:name="__RefHeading___Toc165_3882669839"/>Ansible playbook integration<text:bookmark-end text:name="__RefHeading___Toc165_3882669839"/></text:h>
      <text:p text:style-name="P8">&lt;Explain the Ansible roles involved in <text:span text:style-name="T5">setting</text:span> up the backup system where they are found and how the do that.&gt;</text:p>
      <text:p text:style-name="P11">The backup system is installed and managed by Ansible (https://docs.ansible.com/ansible/latest/).</text:p>
      <text:p text:style-name="P11">The playbook is idempotent so the following command will install and, in case the deployment is changed it will reconfigure backup accordingly:</text:p>
      <text:p text:style-name="Preformatted_20_Text">ansible-playbook backup.yml</text:p>
      <text:p text:style-name="Preformatted_20_Text"/>
      <text:p text:style-name="P11">The playbook runs<text:span text:style-name="T7"> basically five</text:span> steps:</text:p>
      <text:p text:style-name="P13">1. set<text:span text:style-name="T7">s up backup functionality and </text:span>backup operator user <text:span text:style-name="T7">on the </text:span>backup director virtual machine</text:p>
      <text:p text:style-name="P11">2. sets up a backup operator user on all <text:span text:style-name="T8">other </text:span>hosts <text:span text:style-name="T8">involved in the backup</text:span>, i.e. the backup target node and the various backup source nodes.</text:p>
      <text:p text:style-name="P12"><text:span text:style-name="T7">3</text:span>. set<text:span text:style-name="T7">s up backup functionality on</text:span> backup target(s) <text:span text:style-name="T7">virtual machines</text:span></text:p>
      <text:p text:style-name="P12"><text:span text:style-name="T7">4</text:span>. <text:span text:style-name="T7">enables the </text:span>backup operator user <text:span text:style-name="T7">to control docker swarm when needed</text:span></text:p>
      <text:p text:style-name="P14">5. sets up backup functionality on all <text:s/><text:span text:style-name="T6">backup source nodes</text:span></text:p>
      <text:h text:style-name="Heading_20_3" text:outline-level="3"><text:bookmark-start text:name="__RefHeading___Toc167_3882669839"/><text:span text:style-name="T8">1. The </text:span>backup director virtual machine<text:bookmark-end text:name="__RefHeading___Toc167_3882669839"/></text:h>
      <text:p text:style-name="P14">In the Ansible inventory <text:span text:style-name="T8">(</text:span><text:a xlink:type="simple" xlink:href="https://docs.ansible.com/ansible/latest/user_guide/intro_inventory.html#intro-inventory" text:style-name="Internet_20_link" text:visited-style-name="Visited_20_Internet_20_Link"><text:span text:style-name="T8">https://docs.ansible.com/ansible/latest/user_guide/intro_inventory.html#intro-inventory</text:span></text:a><text:span text:style-name="T8">) we must define which virtual machine/node that is designated as backup director:</text:span></text:p>
      <text:p text:style-name="Preformatted_20_Text">[backup_director]</text:p>
      <text:p text:style-name="Preformatted_20_Text">backup-director</text:p>
      <text:p text:style-name="P15">Any virtual machine in the deployment should be able to serve as backup director but it is recommended (and only tested) with a designated machine with very little CPU and RAM, like in:</text:p>
      <text:p text:style-name="Preformatted_20_Text">[servers]</text:p>
      <text:p text:style-name="Preformatted_20_Text">...</text:p>
      <text:p text:style-name="Preformatted_20_Text">backup-director nbr=91 flavor=ssc.tiny</text:p>
      <text:p text:style-name="P8"/>
      <text:p text:style-name="P16">The tasks involved in setting up the backup director is found in role:</text:p>
      <text:p text:style-name="P74">ansible/roles/backup/director</text:p>
      <text:p text:style-name="P22"/>
      <text:p text:style-name="P17"><text:soft-page-break/><text:span text:style-name="T9">The task of this rule will ensure a backup operator user with </text:span><text:span text:style-name="T11">an always new ssh key<text:line-break/></text:span><text:span text:style-name="T19">and </text:span><text:span text:style-name="T22">.ssh/known_hosts</text:span><text:span text:style-name="T19"> file to ensure script</text:span><text:span text:style-name="T20">ed</text:span><text:span text:style-name="T19"> ssh operation. </text:span></text:p>
      <text:p text:style-name="P17"><text:span text:style-name="T20">The task also installs </text:span><text:span text:style-name="T21">parallel SSH (pssh), sets up environment variables and installs </text:span><text:span text:style-name="T20">the following primary operations scripts:</text:span></text:p>
      <text:p text:style-name="P23"><text:line-break/> <text:s text:c="3"/>perform_backup</text:p>
      <text:p text:style-name="Preformatted_20_Text"><text:s text:c="4"/>restore_latest_backup</text:p>
      <text:p text:style-name="Preformatted_20_Text"><text:s text:c="4"/>restore_backup</text:p>
      <text:p text:style-name="Preformatted_20_Text"><text:s text:c="4"/>stop_docker</text:p>
      <text:p text:style-name="Preformatted_20_Text"><text:s text:c="4"/>start_docker</text:p>
      <text:p text:style-name="Preformatted_20_Text"><text:s text:c="4"/>pause_containers</text:p>
      <text:p text:style-name="Preformatted_20_Text"><text:s text:c="4"/>unpause_containers</text:p>
      <text:p text:style-name="P75"><text:s text:c="4"/>list_backups</text:p>
      <text:p text:style-name="P75"/>
      <text:p text:style-name="P27">The scripts are all well documented code and their operation is as inferred by their names. <text:s/></text:p>
      <text:p text:style-name="P28">One thing worth pointing out however is that the scripts are Ansible templates. When installed by the playbook the various hosts, backup target, backup sources etc are hard coded into the scripts. This is intentional. The scripts may not be altered, due to access rights and they may not be run with arguments. If the setup of the deployment platform changes the backup playbook needs to be run in order to update these scripts.</text:p>
      <text:p text:style-name="P71"><text:span text:style-name="T70">Please also note the file <text:s/>ansible/roles/backup/director/vars/main.yml</text:span><text:span text:style-name="T22"> </text:span><text:span text:style-name="T29">defines all </text:span><text:span text:style-name="T27">hosts </text:span><text:span text:style-name="T28">involved in the backup </text:span><text:span text:style-name="T29">based on the inventory.</text:span></text:p>
      <text:h text:style-name="Heading_20_3" text:outline-level="3"><text:bookmark-start text:name="__RefHeading___Toc639_1761658470"/>2. Backup operator user<text:bookmark-end text:name="__RefHeading___Toc639_1761658470"/></text:h>
      <text:p text:style-name="P18"><text:span text:style-name="T30">The task </text:span><text:span text:style-name="T24">ansible/roles/backup/directed</text:span><text:span text:style-name="T30"> sets up a backup operator, with the same gid and uid as on the backup director node, on all the hosts involved in the backup, i.e. the backup target node and the various backup source nodes.</text:span></text:p>
      <text:p text:style-name="P19"><text:span text:style-name="T31">The task also ensures the backup operator on backup target may use passwordless ssh to access the directed nodes by means of adding the backup operator public key to </text:span><text:span text:style-name="T26">authorized_key</text:span><text:span text:style-name="T31">. </text:span></text:p>
      <text:p text:style-name="P19"><text:span text:style-name="T31">The backup operator as such is entirely unprivileged. The ssh key of the backup operator resides only in one copy on the backup director node. If the key is compromised it may be regenerated by running the </text:span><text:span text:style-name="T25">backup.yml</text:span><text:span text:style-name="T31"> playbook.</text:span></text:p>
      <text:p text:style-name="P19"><text:span text:style-name="T31">The operations that may be run by the backup operator is defined by <text:s/>s</text:span><text:span text:style-name="T13">udoers configuarion files also generated by the </text:span><text:span text:style-name="T23">backup.yml</text:span><text:span text:style-name="T13"> playbook.</text:span></text:p>
      <text:p text:style-name="P20"><text:span text:style-name="T13">In order to run backup operations one must log into the <text:s/></text:span><text:span text:style-name="T14">backup director node </text:span><text:span text:style-name="T13">an su to the backup operator user. However since the backup operator does not have a password one must have root access to the system in order to perform backup operations.</text:span></text:p>
      <text:h text:style-name="Heading_20_3" text:outline-level="3"><text:bookmark-start text:name="__RefHeading___Toc171_3882669839"/><text:span text:style-name="T16">3. The b</text:span><text:span text:style-name="T15">ackup target </text:span><text:span text:style-name="T16">node</text:span><text:bookmark-end text:name="__RefHeading___Toc171_3882669839"/></text:h>
      <text:p text:style-name="P29">...</text:p>
      <text:h text:style-name="Heading_20_3" text:outline-level="3"><text:bookmark-start text:name="__RefHeading___Toc173_3882669839"/><text:soft-page-break/>4. Docker swarm control<text:bookmark-end text:name="__RefHeading___Toc173_3882669839"/></text:h>
      <text:p text:style-name="P29">...</text:p>
      <text:h text:style-name="Heading_20_3" text:outline-level="3"><text:bookmark-start text:name="__RefHeading___Toc175_3882669839"/><text:span text:style-name="T16">5. The </text:span><text:span text:style-name="T15">backup source nodes</text:span><text:bookmark-end text:name="__RefHeading___Toc175_3882669839"/></text:h>
      <text:p text:style-name="P20"><text:span text:style-name="T15">...</text:span><text:span text:style-name="T31"><text:line-break/><text:line-break/>&lt;Explain the parameters in the inventory that affects the backup and restore system&gt;</text:span></text:p>
      <text:p text:style-name="P8">&lt;Explain how the backup and restore system is maintained i.e. reinstalled by the Ansibel playbook in case of system changes&gt;</text:p>
      <text:h text:style-name="Heading_20_1" text:outline-level="1"><text:bookmark-start text:name="__RefHeading___Toc177_3882669839"/>Operations <text:span text:style-name="T32">reference</text:span><text:bookmark-end text:name="__RefHeading___Toc177_3882669839"/></text:h>
      <text:p text:style-name="P45">In order to take a backup the administrator first needs to log into the backup director node and become backup operator. On the uat system this translates to:</text:p>
      <text:h text:style-name="Heading_20_3" text:outline-level="3"><text:bookmark-start text:name="__RefHeading___Toc623_1761658470"/>To access backup operations<text:bookmark-end text:name="__RefHeading___Toc623_1761658470"/></text:h>
      <text:p text:style-name="Preformatted_20_Text"><text:line-break/><text:span text:style-name="T44">$ ssh -J uat-access-1 uat-backup-director</text:span></text:p>
      <text:p text:style-name="P77">$ sudo su – backupoperator</text:p>
      <text:p text:style-name="P44"/>
      <text:p text:style-name="P44">Backup operation commands are found in the <text:span text:style-name="T37">/opt/sbdi/backup/bin/</text:span> directory</text:p>
      <text:h text:style-name="Heading_20_3" text:outline-level="3"><text:bookmark-start text:name="__RefHeading___Toc625_1761658470"/>To list existing backup operations<text:bookmark-end text:name="__RefHeading___Toc625_1761658470"/></text:h>
      <text:p text:style-name="P77">$ cd /opt/sbdi/backup/bin/</text:p>
      <text:p text:style-name="P77">/opt/sbdi/backup/bin$ ls -1</text:p>
      <text:p text:style-name="P77">list_backups</text:p>
      <text:p text:style-name="P77">pause_containers</text:p>
      <text:p text:style-name="P77">perform_backup</text:p>
      <text:p text:style-name="P77">restore_backup</text:p>
      <text:p text:style-name="P77">restore_latest_backup</text:p>
      <text:p text:style-name="P77">start_docker</text:p>
      <text:p text:style-name="P77">stop_docker</text:p>
      <text:p text:style-name="Preformatted_20_Text"><text:span text:style-name="T44">unpause_containers</text:span><text:line-break/><text:line-break/></text:p>
      <text:h text:style-name="Heading_20_3" text:outline-level="3"><text:bookmark-start text:name="__RefHeading___Toc627_1761658470"/>To run a backup<text:bookmark-end text:name="__RefHeading___Toc627_1761658470"/></text:h>
      <text:p text:style-name="Preformatted_20_Text"><text:line-break/><text:span text:style-name="T44">/opt/sbdi/backup/bin$ ./perform_backup<text:line-break/>…</text:span></text:p>
      <text:h text:style-name="Heading_20_3" text:outline-level="3"><text:bookmark-start text:name="__RefHeading___Toc629_1761658470"/><text:line-break/>To list existing backups<text:bookmark-end text:name="__RefHeading___Toc629_1761658470"/></text:h>
      <text:p text:style-name="Preformatted_20_Text">/opt/sbdi/backup/bin$ ./list_backups </text:p>
      <text:p text:style-name="Preformatted_20_Text">20220906_082043</text:p>
      <text:p text:style-name="Preformatted_20_Text">20220903_003826<text:line-break/>...</text:p>
      <text:p text:style-name="P46"><text:soft-page-break/><text:line-break/>Backups are listed by a date and time string. Such a string is also the <text:span text:style-name="T10">backup identifier</text:span> .<text:line-break/></text:p>
      <text:h text:style-name="Heading_20_3" text:outline-level="3"><text:bookmark-start text:name="__RefHeading___Toc631_1761658470"/>To restore backups<text:bookmark-end text:name="__RefHeading___Toc631_1761658470"/></text:h>
      <text:p text:style-name="P47">In order to restore a backup the docker services on all nodes must be shut down</text:p>
      <text:p text:style-name="P77">/opt/sbdi/backup/bin$ ./stop_docker</text:p>
      <text:p text:style-name="P48"/>
      <text:p text:style-name="P48"><text:span text:style-name="T55">When all docker services have been shutdown we may restore a specific backup by identifier like:</text:span></text:p>
      <text:p text:style-name="P77">/opt/sbdi/backup/bin$ ./restore_backup 20220903_003826</text:p>
      <text:p text:style-name="P48"/>
      <text:p text:style-name="P48"><text:span text:style-name="T55">We may also restore the last backup and then no backup identifier is needed:</text:span></text:p>
      <text:p text:style-name="P77">/opt/sbdi/backup/bin$ ./restore_latest_backup</text:p>
      <text:p text:style-name="P48"/>
      <text:p text:style-name="P48"><text:span text:style-name="T56">Finally when the backup has been successfully restored all docker services in the platform must be restarted:</text:span></text:p>
      <text:p text:style-name="Preformatted_20_Text"><text:span text:style-name="T44">/opt/sbdi/backup/bin$ ./st</text:span><text:span text:style-name="T45">art</text:span><text:span text:style-name="T44">_docker</text:span><text:line-break/></text:p>
      <text:h text:style-name="Heading_20_3" text:outline-level="3"><text:bookmark-start text:name="__RefHeading___Toc633_1761658470"/>Pausing and unpausing docker containers<text:bookmark-end text:name="__RefHeading___Toc633_1761658470"/></text:h>
      <text:p text:style-name="P49">When a backup is performed just before file system snapshots are taken the backup system pauses all containers. That is to ensure that local data on the various docker swarm nodes are in sync. After the snapshot has been taken all containers are unpaused. This is a safety precaution and will stop all operations for only a few seconds.</text:p>
      <text:p text:style-name="P50">Pausing and unpausing is handled by the perform backup command automatically and there is no need for the <text:span text:style-name="T56">backup operator </text:span>to use them <text:span text:style-name="T56">explicitly.</text:span></text:p>
      <text:p text:style-name="P49">The pause and unpaus commands are <text:span text:style-name="T57">however </text:span>available to the backup operator explicitly also since they might be handy operations for various reasons. <text:span text:style-name="T57">Remember to use them with caution since they will freeze all SBDI operations and may thus have any number of spin off effects.</text:span></text:p>
      <text:h text:style-name="Heading_20_2" text:outline-level="2"><text:bookmark-start text:name="__RefHeading___Toc635_1761658470"/>Automating backup <text:bookmark-end text:name="__RefHeading___Toc635_1761658470"/></text:h>
      <text:p text:style-name="P50">It is possible to automate the backup procedure with, for instance, crontab <text:s/>(<text:a xlink:type="simple" xlink:href="https://www.adminschoice.com/crontab-quick-reference" text:style-name="Internet_20_link" text:visited-style-name="Visited_20_Internet_20_Link">https://www.adminschoice.com/crontab-quick-reference</text:a>).</text:p>
      <text:p text:style-name="P50">Keep in mind if crontab is used to make sure that: </text:p>
      <text:list xml:id="list3408078175" text:style-name="L3">
        <text:list-item>
          <text:p text:style-name="P51"><text:span text:style-name="T58">T</text:span>he perform backup command is run by cron as backup operator user</text:p>
        </text:list-item>
        <text:list-item>
          <text:p text:style-name="P51"><text:span text:style-name="T58">T</text:span>he <text:s/>backup operator environment variable <text:span text:style-name="T37">DOCKER_HOSTS</text:span> is set. Please not<text:span text:style-name="T58">e</text:span> that this environment variable is set by Ansible in the <text:span text:style-name="T37">/home/backupoperator/.bashrc</text:span> file. </text:p>
        </text:list-item>
      </text:list>
      <text:p text:style-name="P52"><text:soft-page-break/>Note of caution: Currently the backup system has not been “battle tested”. It is suggested that automated backups are introduced when there are supervision implemented, i.e. Nagios, that monitors success. Also it is suggested that manual backups are performed for a suitable time in <text:s/>order to ensure that it works without “hiccups”.</text:p>
      <text:h text:style-name="Heading_20_1" text:outline-level="1"><text:bookmark-start text:name="__RefHeading___Toc179_3882669839"/>Way forward – remaining issues<text:bookmark-end text:name="__RefHeading___Toc179_3882669839"/></text:h>
      <text:p text:style-name="P9">The SBDI deployment platform is currently not tested and operational some features of the backup systems are (because of lack of time) not yet in place.</text:p>
      <text:p text:style-name="P9">This section will go through all remaining issues and provide some insight into how to complete them and what to look for in the future.</text:p>
      <text:h text:style-name="Heading_20_1" text:outline-level="1"><text:bookmark-start text:name="__RefHeading___Toc181_3882669839"/>Overview reference<text:bookmark-end text:name="__RefHeading___Toc181_3882669839"/></text:h>
      <text:p text:style-name="P9">&lt;Here goes the pictures that summarize the above and thus may serve as a map and reference that brings together the overall understanding of the system. It might be placed at the front but without an understanding of the design principles (described above) it will be just one of those over complicated diagrams that cause more confusion than they bring clarity... <text:s text:c="2"/>&gt;</text:p>
      <text:p text:style-name="P9"/>
      <text:p text:style-name="P10">TODO: Do not forget that there should be links to each and every one of the technologies that we talk about above.</text:p>
      <text:p text:style-name="P8"/>
      <text:p text:style-name="P2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i-monospace" svg:font-family="ui-monospace, 'Cascadia Mono', 'Segoe UI Mono', 'Liberation Mono', Menlo, Monaco, Consolas,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fo:background-color="#e6e6ff"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0" meta:object-count="0" meta:page-count="14" meta:paragraph-count="292" meta:word-count="4333" meta:character-count="27946" meta:non-whitespace-character-count="23696"/>
  </office:meta>
</office:document-meta>
</file>